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1"/>
    </style:style>
    <style:style style:name="P2" style:family="paragraph" style:parent-style-name="Standard">
      <style:text-properties style:font-name="Calibri1" fo:font-size="9pt" officeooo:paragraph-rsid="00124717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arial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arial" fo:font-size="2pt" style:font-size-asian="1.75pt" style:font-size-complex="2pt"/>
    </style:style>
    <style:style style:name="P8" style:family="paragraph" style:parent-style-name="Standard"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line-height="115%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line-height="150%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arial" fo:font-size="9pt" fo:font-weight="bold" style:font-size-asian="9pt" style:font-weight-asian="bold" style:font-size-complex="9pt"/>
    </style:style>
    <style:style style:name="P2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line-height="150%"/>
      <style:text-properties style:font-name="arial" fo:font-size="9pt" fo:font-weight="bold" style:font-size-asian="9pt" style:font-weight-asian="bold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8pt" style:font-size-asian="8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70c0" style:font-name="arial" fo:font-size="9pt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fo:color="#00b050" style:font-name="arial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8" style:family="paragraph" style:parent-style-name="UrbanTitle"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UrbanTitle">
      <style:text-properties style:font-name="arial" fo:font-size="12pt" style:text-underline-style="none" style:font-size-asian="12pt" style:font-size-complex="12pt"/>
    </style:style>
    <style:style style:name="P30" style:family="paragraph" style:parent-style-name="UrbanTitle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UrbanTitle">
      <style:paragraph-properties fo:text-align="start" style:justify-single-word="false"/>
      <style:text-properties style:font-name="arial" fo:font-size="8pt" style:text-underline-style="none" fo:font-weight="normal" style:font-size-asian="7pt" style:font-weight-asian="normal" style:font-size-complex="8pt" style:font-weight-complex="normal"/>
    </style:style>
    <style:style style:name="P32" style:family="paragraph" style:parent-style-name="UrbanBody_20_">
      <style:paragraph-properties fo:text-align="center" style:justify-single-word="false"/>
      <style:text-properties style:font-name="Calibri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UrbanBody_20_"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UrbanBody_20_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UrbanBody_20_">
      <style:text-properties style:font-name="arial" fo:font-size="10pt" style:font-size-asian="10pt" style:font-size-complex="10pt"/>
    </style:style>
    <style:style style:name="P36" style:family="paragraph" style:parent-style-name="UrbanBody_20_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7" style:family="paragraph" style:parent-style-name="UrbanBody_20_">
      <style:paragraph-properties fo:text-align="end" style:justify-single-word="false"/>
      <style:text-properties style:font-name="arial" fo:font-size="10pt" style:font-size-asian="10pt" style:font-size-complex="10pt"/>
    </style:style>
    <style:style style:name="P38" style:family="paragraph" style:parent-style-name="UrbanBody_20_">
      <style:text-properties style:font-name="arial" fo:font-size="10pt" officeooo:paragraph-rsid="00100e3c" style:font-size-asian="10pt" style:font-size-complex="10pt"/>
    </style:style>
    <style:style style:name="P39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UrbanBody_20_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UrbanBody_20_">
      <style:text-properties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UrbanBody_20_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3" style:family="paragraph" style:parent-style-name="UrbanBody_20_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4" style:family="paragraph" style:parent-style-name="UrbanBody_20_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45" style:family="paragraph" style:parent-style-name="UrbanBody_20_">
      <style:text-properties style:font-name="arial" fo:font-size="9pt" style:font-size-asian="9pt" style:font-size-complex="9pt"/>
    </style:style>
    <style:style style:name="P46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arial" fo:font-size="9pt" style:font-size-asian="9pt" style:font-size-complex="9pt"/>
    </style:style>
    <style:style style:name="P47" style:family="paragraph" style:parent-style-name="UrbanBody_20_">
      <style:paragraph-properties fo:text-align="start" style:justify-single-word="false"/>
      <style:text-properties style:font-name="arial" fo:font-size="9pt" style:font-size-asian="9pt" style:font-size-complex="9pt"/>
    </style:style>
    <style:style style:name="P48" style:family="paragraph" style:parent-style-name="UrbanBody_20_">
      <style:paragraph-properties fo:text-align="start" style:justify-single-word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49" style:family="paragraph" style:parent-style-name="UrbanBody_20_">
      <style:text-properties style:font-name="arial" fo:font-size="4pt" style:font-size-asian="3.5pt" style:font-size-complex="4pt"/>
    </style:style>
    <style:style style:name="P50" style:family="paragraph" style:parent-style-name="UrbanBody_20_">
      <style:paragraph-properties fo:text-align="center" style:justify-single-word="false"/>
      <style:text-properties style:font-name="arial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51" style:family="paragraph" style:parent-style-name="UrbanBody_20_">
      <style:paragraph-properties fo:text-align="start" style:justify-single-wor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52" style:family="paragraph" style:parent-style-name="UrbanBody_20_">
      <style:text-properties style:font-name="arial" fo:font-size="9.5pt" style:font-size-asian="9.5pt" style:font-size-complex="9.5pt"/>
    </style:style>
    <style:style style:name="P53" style:family="paragraph" style:parent-style-name="UrbanBody_20_">
      <style:text-properties style:use-window-font-color="true" style:text-outline="false" style:text-line-through-style="none" style:text-line-through-type="none" style:font-name="arial" fo:font-size="10pt" fo:letter-spacing="normal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6" style:family="paragraph" style:parent-style-name="UrbanTitle">
      <style:paragraph-properties fo:margin-left="0cm" fo:margin-right="-0.199cm" fo:text-indent="0cm" style:auto-text-indent="false"/>
      <style:text-properties style:font-name="arial" fo:font-size="2pt" style:text-underline-style="none" style:font-size-asian="1.75pt" style:font-size-complex="2pt"/>
    </style:style>
    <style:style style:name="P57" style:family="paragraph" style:parent-style-name="UrbanTitle">
      <style:paragraph-properties fo:break-before="page"/>
      <style:text-properties style:font-name="arial" fo:font-size="12pt" style:text-underline-style="none" style:font-size-asian="12pt" style:font-size-complex="12pt"/>
    </style:style>
    <style:style style:name="P58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arial" fo:font-size="12pt" style:font-size-asian="12pt" style:font-size-complex="12pt"/>
    </style:style>
    <style:style style:name="P59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61" style:family="paragraph" style:parent-style-name="Standard">
      <style:paragraph-properties fo:margin-left="-0.012cm" fo:margin-right="0.002cm" fo:text-indent="0cm" style:auto-text-indent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-0.011cm" fo:margin-right="0.007cm" fo:text-indent="0cm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arial"/>
    </style:style>
    <style:style style:name="P64" style:family="paragraph" style:parent-style-name="UrbanBody_20_">
      <style:paragraph-properties fo:margin-left="0.002cm" fo:margin-right="-0.335cm" fo:text-indent="0cm" style:auto-text-indent="false"/>
      <style:text-properties style:font-name="arial" fo:font-size="9pt" officeooo:paragraph-rsid="00100e3c" style:font-size-asian="9pt" style:font-size-complex="9pt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3" style:family="text">
      <style:text-properties style:use-window-font-color="true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5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6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7" style:family="text">
      <style:text-properties style:use-window-font-color="true" fo:font-style="normal" style:text-underline-style="solid" style:text-underline-width="auto" style:text-underline-color="font-color" fo:font-weight="bold" officeooo:rsid="00124717" style:font-style-asian="normal" style:font-weight-asian="bold" style:font-style-complex="normal"/>
    </style:style>
    <style:style style:name="T28" style:family="text">
      <style:text-properties style:use-window-font-color="true" style:font-name="arial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29" style:family="text">
      <style:text-properties style:use-window-font-color="true" style:font-name="arial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0" style:family="text">
      <style:text-properties style:use-window-font-color="true" style:font-name="arial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1" style:font-style-complex="normal" style:font-weight-complex="bold"/>
    </style:style>
    <style:style style:name="T31" style:family="text">
      <style:text-properties style:use-window-font-color="true" style:font-name="arial" fo:font-size="9.5pt" fo:letter-spacing="normal" fo:language="fr" fo:country="BE" style:text-underline-style="none" style:font-size-asian="9.5pt" style:font-name-complex="Calibri1" style:font-size-complex="9.5pt"/>
    </style:style>
    <style:style style:name="T32" style:family="text">
      <style:text-properties fo:font-style="italic" style:text-underline-style="solid" style:text-underline-width="auto" style:text-underline-color="font-color" style:font-style-asian="italic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bold" fo:background-color="transparent" loext:char-shading-value="0" style:font-style-asian="italic" style:font-weight-asian="bold"/>
    </style:style>
    <style:style style:name="T36" style:family="text">
      <style:text-properties fo:font-style="italic" style:font-style-asian="italic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text-transform="uppercase"/>
    </style:style>
    <style:style style:name="T42" style:family="text">
      <style:text-properties fo:text-transform="uppercase" fo:font-weight="bold" style:font-weight-asian="bold"/>
    </style:style>
    <style:style style:name="T43" style:family="text">
      <style:text-properties fo:font-variant="small-caps" style:font-name="arial"/>
    </style:style>
    <style:style style:name="T44" style:family="text">
      <style:text-properties fo:font-size="10pt" fo:font-weight="normal" style:font-size-asian="10pt" style:font-weight-asian="normal" style:font-size-complex="10pt" style:font-weight-complex="normal"/>
    </style:style>
    <style:style style:name="T45" style:family="text">
      <style:text-properties fo:font-size="10pt" fo:font-style="italic" fo:background-color="#ffff00" loext:char-shading-value="0" style:font-size-asian="10pt" style:font-style-asian="italic" style:font-style-complex="italic"/>
    </style:style>
    <style:style style:name="T46" style:family="text">
      <style:text-properties fo:color="#00b050"/>
    </style:style>
    <style:style style:name="T47" style:family="text">
      <style:text-properties fo:color="#00b050" fo:font-weight="bold" style:font-weight-asian="bold"/>
    </style:style>
    <style:style style:name="T48" style:family="text">
      <style:text-properties fo:color="#00b050" style:text-underline-style="solid" style:text-underline-width="auto" style:text-underline-color="font-color"/>
    </style:style>
    <style:style style:name="T49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0" style:family="text">
      <style:text-properties fo:color="#00b050" fo:font-style="normal" fo:font-weight="bold" style:font-style-asian="normal" style:font-weight-asian="bold" style:font-style-complex="normal"/>
    </style:style>
    <style:style style:name="T51" style:family="text">
      <style:text-properties fo:color="#00b050" style:text-underline-style="none"/>
    </style:style>
    <style:style style:name="T52" style:family="text">
      <style:text-properties fo:color="#00b050" style:text-underline-style="none" fo:font-weight="bold" style:font-weight-asian="bold"/>
    </style:style>
    <style:style style:name="T53" style:family="text">
      <style:text-properties fo:color="#00b050" fo:font-style="italic" style:font-style-asian="italic"/>
    </style:style>
    <style:style style:name="T54" style:family="text">
      <style:text-properties fo:color="#0070c0"/>
    </style:style>
    <style:style style:name="T55" style:family="text">
      <style:text-properties fo:color="#0070c0" style:text-underline-style="solid" style:text-underline-width="auto" style:text-underline-color="font-color"/>
    </style:style>
    <style:style style:name="T56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7" style:family="text">
      <style:text-properties fo:color="#0070c0" fo:font-weight="bold" style:font-weight-asian="bold"/>
    </style:style>
    <style:style style:name="T58" style:family="text">
      <style:text-properties fo:color="#0070c0" fo:font-style="italic" style:font-style-asian="italic"/>
    </style:style>
    <style:style style:name="T59" style:family="text">
      <style:text-properties fo:color="#0070c0" fo:font-weight="normal" style:font-weight-asian="normal" style:font-weight-complex="normal"/>
    </style:style>
    <style:style style:name="T60" style:family="text">
      <style:text-properties fo:color="#e36c0a"/>
    </style:style>
    <style:style style:name="T61" style:family="text">
      <style:text-properties fo:color="#e36c0a" fo:font-weight="bold" style:font-weight-asian="bold"/>
    </style:style>
    <style:style style:name="T62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3" style:family="text">
      <style:text-properties fo:background-color="transparent" loext:char-shading-value="0"/>
    </style:style>
    <style:style style:name="T64" style:family="text">
      <style:text-properties style:font-name="arial"/>
    </style:style>
    <style:style style:name="T65" style:family="text">
      <style:text-properties style:font-name="arial" fo:font-weight="bold" style:font-weight-asian="bold"/>
    </style:style>
    <style:style style:name="T66" style:family="text">
      <style:text-properties style:font-name="arial" fo:font-weight="bold" style:font-weight-asian="bold" style:font-weight-complex="bold"/>
    </style:style>
    <style:style style:name="T67" style:family="text">
      <style:text-properties officeooo:rsid="00124717"/>
    </style:style>
    <style:style style:name="T68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3" form:id="control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5" form:id="control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6" form:id="control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7" form:id="control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9" form:id="control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1" form:id="control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9" form:id="control7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3" form:id="control8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4" form:id="control8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0" form:id="control10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1" form:id="control10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2" form:id="control10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4" form:id="control10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10" form:id="control1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11" form:id="control1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12" form:id="control1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13" form:id="control1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15" form:id="control1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6" form:id="control1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18" form:id="control1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19" form:id="control1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21" form:id="control1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22" form:id="control1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23" form:id="control1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24" form:id="control1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25" form:id="control1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6" form:id="control1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8" form:id="control1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1" form:id="control1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4" form:id="control1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3">Code du developpement territorial</text:p>
      <text:p text:style-name="P1"><text:span text:style-name="T65">Formulaire d’envoi d’un dossier au fonctionnaire délégué</text:span><text:span text:style-name="T43"> </text:span><text:span text:style-name="T64">par le collège de </text:span><text:span text:style-name="Police_20_par_20_défaut"><text:span text:style-name="T28"><text:text-input text:description="">tool.getCityName()</text:text-input></text:span></text:span><text:span text:style-name="Police_20_par_20_défaut"><text:span text:style-name="T29"><text:s/></text:span></text:span></text:p>
      <text:p text:style-name="P58"><text:span text:style-name="T5"><text:s/></text:span>Réf. communale :  <text:s/><text:span text:style-name="T3"><text:text-input text:description="">licence_helper.reference</text:text-input></text:span><text:span text:style-name="T3"><text:s/>/ </text:span><text:span text:style-name="T3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3"><draw:control text:anchor-type="as-char" svg:y="-0.302cm" draw:z-index="71" draw:style-name="gr2" draw:text-style-name="P67" svg:width="0.331cm" svg:height="0.32cm" draw:control="control72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3"><draw:control text:anchor-type="as-char" svg:y="-0.302cm" draw:z-index="70" draw:style-name="gr2" draw:text-style-name="P67" svg:width="0.331cm" svg:height="0.32cm" draw:control="control71"/>envoi avec le <text:span text:style-name="T12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3"><draw:control text:anchor-type="as-char" svg:y="-0.302cm" draw:z-index="72" draw:style-name="gr2" draw:text-style-name="P67" svg:width="0.331cm" svg:height="0.32cm" draw:control="control73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4"><text:span text:style-name="T47"><office:annotation><dc:creator>Auteur inconnu</dc:creator><dc:date>2017-05-16T10:02:36</dc:date><text:p text:style-name="P65"><text:span text:style-name="T68">do text if not licence_helper.prorogation</text:span></text:p></office:annotation></text:span><text:span text:style-name="T47"><draw:control text:anchor-type="as-char" svg:y="-0.302cm" draw:z-index="92" draw:style-name="gr2" draw:text-style-name="P67" svg:width="0.331cm" svg:height="0.32cm" draw:control="control93"/></text:span><text:span text:style-name="T23"><text:s/></text:span><text:span text:style-name="T24">prolongation du délai de 30 jours ?</text:span></text:p>
            <text:p text:style-name="P5"><text:span text:style-name="T50"><office:annotation><dc:creator>Auteur inconnu</dc:creator><dc:date>2017-05-16T10:02:36</dc:date><text:p text:style-name="P65"><text:span text:style-name="T68">do text if licence_helper.prorogation</text:span></text:p></office:annotation></text:span><text:span text:style-name="T50"><draw:control text:anchor-type="as-char" svg:y="-0.302cm" draw:z-index="91" draw:style-name="gr2" draw:text-style-name="P67" svg:width="0.331cm" svg:height="0.32cm" draw:control="control92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4">N.B. : un « primo dossier » avait déjà été envoyé : <draw:control text:anchor-type="as-char" svg:y="-0.302cm" draw:z-index="89" draw:style-name="gr2" draw:text-style-name="P67" svg:width="0.331cm" svg:height="0.32cm" draw:control="control90"/><text:span text:style-name="T10">oui <text:s text:c="3"/></text:span><text:span text:style-name="T10"><draw:control text:anchor-type="as-char" svg:y="-0.302cm" draw:z-index="90" draw:style-name="gr2" draw:text-style-name="P67" svg:width="0.331cm" svg:height="0.32cm" draw:control="control91"/></text:span><text:span text:style-name="T10"><text:s/>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8"><text:span text:style-name="T47"><office:annotation><dc:creator>Auteur inconnu</dc:creator><dc:date>2017-05-16T10:02:36</dc:date><text:p text:style-name="P65"><text:span text:style-name="T68">do text if not licence_helper.folderCategory.count('UCP')</text:span></text:p></office:annotation></text:span><text:span text:style-name="T47"><draw:control text:anchor-type="as-char" svg:y="-0.302cm" draw:z-index="53" draw:style-name="gr2" draw:text-style-name="P67" svg:width="0.331cm" svg:height="0.32cm" draw:control="control54"/></text:span><text:span text:style-name="T47"><text:s/>UFD</text:span><text:span text:style-name="T46">: permis d'urbanisme </text:span><text:span text:style-name="T48">délivré par le FD</text:span></text:p>
            <text:p text:style-name="P8"><text:span text:style-name="T49"><office:annotation><dc:creator>Auteur inconnu</dc:creator><dc:date>2017-05-16T10:02:36</dc:date><text:p text:style-name="P65"><text:span text:style-name="T68">do text if licence_helper.folderCategory.count('UCP')</text:span></text:p></office:annotation></text:span><text:span text:style-name="T49"><draw:control text:anchor-type="as-char" svg:y="-0.302cm" draw:z-index="85" draw:style-name="gr2" draw:text-style-name="P67" svg:width="0.331cm" svg:height="0.32cm" draw:control="control86"/></text:span><text:span text:style-name="T52"><text:s/>UFD</text:span><text:span text:style-name="T51">: permis d'urbanisme </text:span><text:span text:style-name="T48">délivré par le FD</text:span></text:p>
            <text:p text:style-name="P8"><text:span text:style-name="T47"><draw:control text:anchor-type="as-char" svg:y="-0.302cm" draw:z-index="52" draw:style-name="gr2" draw:text-style-name="P67" svg:width="0.331cm" svg:height="0.32cm" draw:control="control53"/></text:span><text:span text:style-name="T47"><text:s/>LFD</text:span><text:span text:style-name="T46">: permis </text:span><text:span text:style-name="T53">d'urbanisation</text:span><text:span text:style-name="T46"> </text:span><text:span text:style-name="T48">délivré par le FD</text:span></text:p>
            <text:p text:style-name="P8"><text:span text:style-name="T47"><draw:control text:anchor-type="as-char" svg:y="-0.302cm" draw:z-index="54" draw:style-name="gr2" draw:text-style-name="P67" svg:width="0.331cm" svg:height="0.32cm" draw:control="control55"/></text:span><text:span text:style-name="T47"><text:s/>CFD</text:span><text:span text:style-name="T46">: certificat d’urbanisme </text:span><text:span text:style-name="T48">délivré par le FD</text:span></text:p>
            <text:p text:style-name="P8"><text:bookmark text:name="Unknown4"/><text:span text:style-name="T5"><draw:control text:anchor-type="as-char" svg:y="-0.302cm" draw:z-index="55" draw:style-name="gr2" draw:text-style-name="P67" svg:width="0.331cm" svg:height="0.32cm" draw:control="control56"/></text:span><text:span text:style-name="T5"><text:s/>DUP</text:span>: développements urbanistiques prioritaires (pour l’élaboration de <text:span text:style-name="T5">SDC/SOL/GCU/PRU/SAR)</text:span></text:p>
            <text:p text:style-name="P8"><text:bookmark text:name="Unknown5"/><text:span text:style-name="T5"><draw:control text:anchor-type="as-char" svg:y="-0.302cm" draw:z-index="56" draw:style-name="gr2" draw:text-style-name="P67" svg:width="0.331cm" svg:height="0.32cm" draw:control="control57"/></text:span><text:span text:style-name="T5"><text:s/>DIV</text:span> : autre demande <text:s text:c="19"/></text:p>
            <text:p text:style-name="P8"><text:bookmark text:name="Unknown6"/><text:span text:style-name="T5"><draw:control text:anchor-type="as-char" svg:y="-0.302cm" draw:z-index="57" draw:style-name="gr2" draw:text-style-name="P67" svg:width="0.331cm" svg:height="0.32cm" draw:control="control58"/></text:span><text:span text:style-name="T5"><text:s/>BCX :</text:span> dossiers contentieux</text:p>
            <text:p text:style-name="P9"><text:span text:style-name="T5"><draw:control text:anchor-type="as-char" svg:y="-0.302cm" draw:z-index="58" draw:style-name="gr2" draw:text-style-name="P67" svg:width="0.331cm" svg:height="0.32cm" draw:control="control59"/></text:span><text:span text:style-name="T5"><text:s/>PU</text:span> : permis <text:s/><text:span text:style-name="T12">UNIQUE</text:span> (= Urba.+ Envir.)</text:p>
            <text:p text:style-name="P9"><text:span text:style-name="T61">Permis Intégré </text:span><text:span text:style-name="T62">Commercial</text:span><text:span text:style-name="T61">:</text:span></text:p>
            <text:p text:style-name="P9"><text:span text:style-name="T61"><draw:control text:anchor-type="as-char" svg:y="-0.302cm" draw:z-index="59" draw:style-name="gr2" draw:text-style-name="P67" svg:width="0.331cm" svg:height="0.32cm" draw:control="control60"/></text:span><text:span text:style-name="T61"><text:s/>PIC/PIUR</text:span><text:span text:style-name="T60"> : avec Urbanisme se</text:span></text:p>
            <text:p text:style-name="P9"><text:span text:style-name="T61"><draw:control text:anchor-type="as-char" svg:y="-0.302cm" draw:z-index="60" draw:style-name="gr2" draw:text-style-name="P67" svg:width="0.331cm" svg:height="0.32cm" draw:control="control61"/></text:span><text:span text:style-name="T61"><text:s/>PIC/PIEN</text:span><text:span text:style-name="T60"> : avec Environnement seul </text:span></text:p>
            <text:p text:style-name="P9"><text:span text:style-name="T60"><draw:control text:anchor-type="as-char" svg:y="-0.302cm" draw:z-index="61" draw:style-name="gr2" draw:text-style-name="P67" svg:width="0.331cm" svg:height="0.32cm" draw:control="control62"/></text:span><text:span text:style-name="T60"><text:s/></text:span><text:span text:style-name="T61">PIC/PIUN </text:span><text:span text:style-name="T60">: Unique (= Urba.+ Envir.)</text:span></text:p>
          </table:table-cell>
          <table:table-cell table:style-name="Tableau10.B1" office:value-type="string">
            <text:p text:style-name="P8"><text:span text:style-name="T56">Si Hors</text:span><text:span text:style-name="T5"> SDC/SOL/GCU :</text:span></text:p>
            <text:p text:style-name="P8"/>
            <text:p text:style-name="P8"><office:annotation><dc:creator>Auteur inconnu</dc:creator><dc:date>2017-05-16T09:30:02</dc:date><text:p text:style-name="P65"><text:span text:style-name="T68">do text if not licence_helper.folderCategory.count('UCO:')</text:span></text:p></office:annotation><draw:control text:anchor-type="as-char" svg:y="-0.302cm" draw:z-index="62" draw:style-name="gr2" draw:text-style-name="P67" svg:width="0.331cm" svg:height="0.32cm" draw:control="control63"/><text:s/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8"><text:span text:style-name="T54"><office:annotation><dc:creator>Auteur inconnu</dc:creator><dc:date>2017-05-16T09:30:02</dc:date><text:p text:style-name="P65"><text:span text:style-name="T68">do text if licence_helper.folderCategory.count('UCO:')</text:span></text:p></office:annotation></text:span><text:span text:style-name="T54"><draw:control text:anchor-type="as-char" svg:y="-0.302cm" draw:z-index="80" draw:style-name="gr2" draw:text-style-name="P67" svg:width="0.331cm" svg:height="0.32cm" draw:control="control81"/></text:span><text:span text:style-name="T54"><text:s/></text:span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8"><office:annotation><dc:creator>Auteur inconnu</dc:creator><dc:date>2017-05-16T09:33:35</dc:date><text:p text:style-name="P65"><text:span text:style-name="T68">do text if not licence_helper.folderCategory.count('UCO/D')</text:span></text:p></office:annotation><draw:control text:anchor-type="as-char" svg:y="-0.302cm" draw:z-index="63" draw:style-name="gr2" draw:text-style-name="P67" svg:width="0.331cm" svg:height="0.32cm" draw:control="control64"/><text:s/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8"><text:span text:style-name="T54"><office:annotation><dc:creator>Auteur inconnu</dc:creator><dc:date>2017-05-16T09:33:35</dc:date><text:p text:style-name="P65"><text:span text:style-name="T68">do text if licence_helper.folderCategory.count('UCO/D')</text:span></text:p></office:annotation></text:span><text:span text:style-name="T54"><draw:control text:anchor-type="as-char" svg:y="-0.302cm" draw:z-index="81" draw:style-name="gr2" draw:text-style-name="P67" svg:width="0.331cm" svg:height="0.32cm" draw:control="control82"/></text:span><text:span text:style-name="T54"><text:s/></text:span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8"><draw:control text:anchor-type="as-char" svg:y="-0.302cm" draw:z-index="64" draw:style-name="gr2" draw:text-style-name="P67" svg:width="0.331cm" svg:height="0.32cm" draw:control="control65"/><text:s/><text:span text:style-name="T57">LCO</text:span><text:span text:style-name="T54">: permis </text:span><text:span text:style-name="T58">d'urbanisation</text:span><text:span text:style-name="T54"> avec avis du FD</text:span></text:p>
            <text:p text:style-name="P26"/>
            <text:p text:style-name="P59"><text:span text:style-name="T59"><text:s text:c="2"/></text:span><text:span text:style-name="T16">Si Dans</text:span><text:span text:style-name="T8"> SDC/SOL/GCU/permis d’urbanisation/ </text:span><text:span text:style-name="T63">+</text:span><text:span text:style-name="T8"> « d’impact limité »:</text:span></text:p>
            <text:p text:style-name="P9"><text:span text:style-name="T8"><office:annotation><dc:creator>Auteur inconnu</dc:creator><dc:date>2017-05-16T09:51:55</dc:date><text:p text:style-name="P65"><text:span text:style-name="T68">do text if not licence_helper.folderCategory.count('UCO/A')</text:span></text:p></office:annotation></text:span><text:span text:style-name="T8"><draw:control text:anchor-type="as-char" svg:y="-0.302cm" draw:z-index="65" draw:style-name="gr2" draw:text-style-name="P67" svg:width="0.331cm" svg:height="0.32cm" draw:control="control66"/></text:span><text:span text:style-name="T8"><text:s/>UCO/A</text:span><text:span text:style-name="T63">: permis d’urbanisme du Collège </text:span><text:span text:style-name="T8">avec</text:span><text:span text:style-name="T16"> avis FACULTATIF</text:span><text:span text:style-name="T8"> du FD</text:span></text:p>
            <text:p text:style-name="P9"><text:span text:style-name="T8"><office:annotation><dc:creator>Auteur inconnu</dc:creator><dc:date>2017-05-16T09:51:55</dc:date><text:p text:style-name="P65"><text:span text:style-name="T68">do text if licence_helper.folderCategory.count('UCO/A')</text:span></text:p></office:annotation></text:span><text:span text:style-name="T8"><draw:control text:anchor-type="as-char" svg:y="-0.302cm" draw:z-index="82" draw:style-name="gr2" draw:text-style-name="P67" svg:width="0.331cm" svg:height="0.32cm" draw:control="control83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9"><text:span text:style-name="T8"><office:annotation><dc:creator>Auteur inconnu</dc:creator><dc:date>2017-05-16T09:53:14</dc:date><text:p text:style-name="P65"><text:span text:style-name="T68">do text if not licence_helper.folderCategory.count('UCO/PD')</text:span></text:p></office:annotation></text:span><text:span text:style-name="T8"><draw:control text:anchor-type="as-char" svg:y="-0.302cm" draw:z-index="66" draw:style-name="gr2" draw:text-style-name="P67" svg:width="0.331cm" svg:height="0.32cm" draw:control="control67"/></text:span><text:span text:style-name="T8"><text:s/>UCO/PD</text:span><text:span text:style-name="T63"> : permis d’urbanisme </text:span><text:span text:style-name="T19">direct</text:span><text:span text:style-name="T63"> du Collège</text:span></text:p>
            <text:p text:style-name="P9"><text:span text:style-name="T8"><office:annotation><dc:creator>Auteur inconnu</dc:creator><dc:date>2017-05-16T09:53:14</dc:date><text:p text:style-name="P65"><text:span text:style-name="T68">do </text:span><text:span text:style-name="T75">text</text:span><text:span text:style-name="T68"> if licence_helper.folderCategory.count('UCO/PD')</text:span></text:p></office:annotation></text:span><text:span text:style-name="T8"><draw:control text:anchor-type="as-char" svg:y="-0.302cm" draw:z-index="83" draw:style-name="gr2" draw:text-style-name="P67" svg:width="0.331cm" svg:height="0.32cm" draw:control="control84"/></text:span><text:span text:style-name="T8"><text:s/>UCO/PD</text:span><text:span text:style-name="T63"> : permis d’urbanisme </text:span><text:span text:style-name="T19">direct</text:span><text:span text:style-name="T63"> du Collège</text:span></text:p>
            <text:p text:style-name="P9"><text:span text:style-name="T8"><office:annotation><dc:creator>Auteur inconnu</dc:creator><dc:date>2017-05-16T09:55:02</dc:date><text:p text:style-name="P65"><text:span text:style-name="T68">do </text:span><text:span text:style-name="T75">text</text:span><text:span text:style-name="T68"> if not licence_helper.folderCategory.count('UCO/ED')</text:span></text:p></office:annotation></text:span><text:span text:style-name="T8"><draw:control text:anchor-type="as-char" svg:y="-0.302cm" draw:z-index="67" draw:style-name="gr2" draw:text-style-name="P67" svg:width="0.331cm" svg:height="0.32cm" draw:control="control68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office:annotation><dc:creator>Auteur inconnu</dc:creator><dc:date>2017-05-16T09:55:02</dc:date><text:p text:style-name="P65"><text:span text:style-name="T68">do </text:span><text:span text:style-name="T75">text</text:span><text:span text:style-name="T68"> if licence_helper.folderCategory.count('UCO/ED')</text:span></text:p></office:annotation></text:span><text:span text:style-name="T8"><draw:control text:anchor-type="as-char" svg:y="-0.302cm" draw:z-index="84" draw:style-name="gr2" draw:text-style-name="P67" svg:width="0.331cm" svg:height="0.32cm" draw:control="control85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10"><text:span text:style-name="T8"><draw:control text:anchor-type="as-char" svg:y="-0.302cm" draw:z-index="68" draw:style-name="gr2" draw:text-style-name="P67" svg:width="0.331cm" svg:height="0.32cm" draw:control="control69"/></text:span><text:span text:style-name="T8"><text:s/>LCO/PD: permis </text:span><text:span text:style-name="T35">d'urbanisation </text:span><text:span text:style-name="T16">direct</text:span></text:p>
            <text:p text:style-name="P10"><text:span text:style-name="T18"><draw:control text:anchor-type="as-char" svg:y="-0.302cm" draw:z-index="69" draw:style-name="gr2" draw:text-style-name="P67" svg:width="0.331cm" svg:height="0.32cm" draw:control="control70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60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10"><text:span text:style-name="T42">Demandeur </text:span>: nom, prénom</text:p>
          </table:table-cell>
          <table:table-cell table:style-name="Tableau11.B1" table:number-columns-spanned="6" office:value-type="string">
            <text:p text:style-name="P45"><text:text-input text:description="Situation des travaux">self.getApplicantsSignaletic()</text:text-input></text:p>
            <text:p text:style-name="P45"><text:text-input text:description="">self.getApplicants()[0].getAddress()</text:text-input></text:p>
            <text:p text:style-name="P64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8"><text:span text:style-name="T42">Bien</text:span> concerné : <text:s text:c="16"/></text:p>
            <text:p text:style-name="P8">Adresse - Référence cadastrale</text:p>
          </table:table-cell>
          <table:table-cell table:style-name="Tableau11.B2" table:number-columns-spanned="6" office:value-type="string">
            <text:p text:style-name="P45"><text:text-input text:description="Situation des travaux">self.getWorkLocationSignaletic()</text:text-input></text:p>
            <text:p text:style-name="P45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2">OBJET</text:span> de la demande : </text:p>
          </table:table-cell>
          <table:table-cell table:style-name="Tableau11.B2" table:number-columns-spanned="6" office:value-type="string">
            <text:p text:style-name="P46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1">Auteur de projet</text:span> : nom</text:p>
          </table:table-cell>
          <table:table-cell table:style-name="Tableau11.B2" table:number-columns-spanned="6" office:value-type="string">
            <text:p text:style-name="P46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8">Date de <text:span text:style-name="T12">l’accusé</text:span> de réception</text:p>
            <text:p text:style-name="P8"/>
            <text:p text:style-name="P11">.......................................</text:p>
            <text:p text:style-name="P11"/>
            <text:p text:style-name="P11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16"/>
            <text:p text:style-name="P16"/>
            <text:p text:style-name="P8"/>
          </table:table-cell>
          <table:covered-table-cell/>
          <table:table-cell table:style-name="Tableau11.B5" table:number-columns-spanned="2" office:value-type="string">
            <text:p text:style-name="P8"><text:span text:style-name="T5">Délai annoncé</text:span> :</text:p>
            <text:p text:style-name="P8">SUIVANT TYPE DE DOSSIER</text:p>
            <text:p text:style-name="P8"><office:annotation><dc:creator>Auteur inconnu</dc:creator><dc:date>2017-05-16T10:11:54</dc:date><text:p text:style-name="P65"><text:span text:style-name="T68">do </text:span><text:span text:style-name="T75">text</text:span><text:span text:style-name="T68"> if '30 jours' in licence_helper.annoncedDelay</text:span></text:p></office:annotation><text:span text:style-name="T6"><draw:control text:anchor-type="as-char" draw:z-index="86" draw:style-name="gr1" draw:text-style-name="P67" svg:width="0.447cm" svg:height="0.399cm" draw:control="control87"/></text:span><text:s/>30 jours</text:p>
            <text:p text:style-name="P8"><office:annotation><dc:creator>Auteur inconnu</dc:creator><dc:date>2017-05-16T10:11:54</dc:date><text:p text:style-name="P65"><text:span text:style-name="T68">do </text:span><text:span text:style-name="T75">text</text:span><text:span text:style-name="T68"> if '75 jours' in licence_helper.annoncedDelay</text:span></text:p></office:annotation><text:span text:style-name="T6"><draw:control text:anchor-type="as-char" draw:z-index="87" draw:style-name="gr1" draw:text-style-name="P67" svg:width="0.447cm" svg:height="0.399cm" draw:control="control88"/></text:span><text:s/>75 jours</text:p>
            <text:p text:style-name="P8"><office:annotation><dc:creator>Auteur inconnu</dc:creator><dc:date>2017-05-16T10:11:54</dc:date><text:p text:style-name="P65"><text:span text:style-name="T68">do </text:span><text:span text:style-name="T75">text</text:span><text:span text:style-name="T68"> if '115 jours' in licence_helper.annoncedDelay</text:span></text:p></office:annotation><text:span text:style-name="T6"><draw:control text:anchor-type="as-char" draw:z-index="88" draw:style-name="gr1" draw:text-style-name="P67" svg:width="0.447cm" svg:height="0.399cm" draw:control="control89"/></text:span><text:s/>115 jours</text:p>
            <text:p text:style-name="P8"><office:annotation><dc:creator>Auteur inconnu</dc:creator><dc:date>2017-05-16T10:11:54</dc:date><text:p text:style-name="P65"><text:span text:style-name="T68">do </text:span><text:span text:style-name="T75">text</text:span><text:span text:style-name="T68"> if '60 jours' in licence_helper.annoncedDelay</text:span></text:p></office:annotation><text:span text:style-name="T6"><draw:control text:anchor-type="as-char" draw:z-index="99" draw:style-name="gr1" draw:text-style-name="P67" svg:width="0.447cm" svg:height="0.399cm" draw:control="control100"/></text:span><text:s/>30 jours</text:p>
            <text:p text:style-name="P8"><office:annotation><dc:creator>Auteur inconnu</dc:creator><dc:date>2017-05-16T10:11:54</dc:date><text:p text:style-name="P65"><text:span text:style-name="T68">do </text:span><text:span text:style-name="T75">text</text:span><text:span text:style-name="T68"> if '105 jours' in licence_helper.annoncedDelay</text:span></text:p></office:annotation><text:span text:style-name="T6"><draw:control text:anchor-type="as-char" draw:z-index="100" draw:style-name="gr1" draw:text-style-name="P67" svg:width="0.447cm" svg:height="0.399cm" draw:control="control101"/></text:span><text:s/>75 jours</text:p>
            <text:p text:style-name="P18"><text:span text:style-name="T10"><office:annotation><dc:creator>Auteur inconnu</dc:creator><dc:date>2017-05-16T10:11:54</dc:date><text:p text:style-name="P65"><text:span text:style-name="T68">do </text:span><text:span text:style-name="T75">text</text:span><text:span text:style-name="T68"> if '145 jours' in licence_helper.annoncedDelay</text:span></text:p></office:annotation></text:span><text:span text:style-name="T10"><draw:control text:anchor-type="as-char" draw:z-index="98" draw:style-name="gr1" draw:text-style-name="P67" svg:width="0.447cm" svg:height="0.399cm" draw:control="control99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7"/>
            <text:p text:style-name="P19"><text:span text:style-name="T47"><office:annotation><dc:creator>Auteur inconnu</dc:creator><dc:date>2017-05-16T10:02:36</dc:date><text:p text:style-name="P65"><text:span text:style-name="T68">do text if not licence_helper.prorogation</text:span></text:p></office:annotation></text:span><text:span text:style-name="T47"><draw:control text:anchor-type="as-char" svg:y="-0.302cm" draw:z-index="97" draw:style-name="gr2" draw:text-style-name="P67" svg:width="0.331cm" svg:height="0.32cm" draw:control="control98"/></text:span><text:span text:style-name="T23"><text:s/></text:span><text:span text:style-name="T24">prolongation du délai de 30 jours ?</text:span></text:p>
            <text:p text:style-name="P17"><text:span text:style-name="T50"><office:annotation><dc:creator>Auteur inconnu</dc:creator><dc:date>2017-05-16T10:02:36</dc:date><text:p text:style-name="P65"><text:span text:style-name="T68">do text if licence_helper.prorogation</text:span></text:p></office:annotation></text:span><text:span text:style-name="T50"><draw:control text:anchor-type="as-char" svg:y="-0.302cm" draw:z-index="93" draw:style-name="gr2" draw:text-style-name="P67" svg:width="0.331cm" svg:height="0.32cm" draw:control="control94"/></text:span><text:span text:style-name="T25"><text:s/></text:span><text:span text:style-name="T26">PROROGATION DE </text:span><text:span text:style-name="T27">DÉLAI</text:span><text:span text:style-name="T26"> : +30 JOURS</text:span><text:span text:style-name="T6"> <text:s/></text:span></text:p>
            <text:p text:style-name="P21">Délai final :</text:p>
            <text:p text:style-name="P8"><office:annotation><dc:creator>Auteur inconnu</dc:creator><dc:date>2017-05-16T10:11:54</dc:date><text:p text:style-name="P65"><text:span text:style-name="T68">do </text:span><text:span text:style-name="T75">text</text:span><text:span text:style-name="T68"> if '60 jours' in licence_helper.annoncedDelay</text:span></text:p></office:annotation><text:span text:style-name="T6"><draw:control text:anchor-type="as-char" draw:z-index="95" draw:style-name="gr1" draw:text-style-name="P67" svg:width="0.447cm" svg:height="0.399cm" draw:control="control96"/></text:span><text:s/>60 jours</text:p>
            <text:p text:style-name="P8"><office:annotation><dc:creator>Auteur inconnu</dc:creator><dc:date>2017-05-16T10:11:54</dc:date><text:p text:style-name="P65"><text:span text:style-name="T68">do </text:span><text:span text:style-name="T75">text</text:span><text:span text:style-name="T68"> if '105 jours' in licence_helper.annoncedDelay</text:span></text:p></office:annotation><text:span text:style-name="T6"><draw:control text:anchor-type="as-char" draw:z-index="96" draw:style-name="gr1" draw:text-style-name="P67" svg:width="0.447cm" svg:height="0.399cm" draw:control="control97"/></text:span><text:s/>105 jours</text:p>
            <text:p text:style-name="P18"><text:span text:style-name="T10"><office:annotation><dc:creator>Auteur inconnu</dc:creator><dc:date>2017-05-16T10:11:54</dc:date><text:p text:style-name="P65"><text:span text:style-name="T68">do </text:span><text:span text:style-name="T75">text</text:span><text:span text:style-name="T68"> if '145 jours' in licence_helper.annoncedDelay</text:span></text:p></office:annotation></text:span><text:span text:style-name="T10"><draw:control text:anchor-type="as-char" draw:z-index="94" draw:style-name="gr1" draw:text-style-name="P67" svg:width="0.447cm" svg:height="0.399cm" draw:control="control95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2">SUSPENSION POUR <text:span text:style-name="T67">ENQUÊTE</text:span> :</text:p>
            <text:p text:style-name="P22"/>
            <text:p text:style-name="P8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10">Autres dossiers connus sur le bien</text:p>
          </table:table-cell>
          <table:table-cell table:style-name="Tableau11.B7" table:number-columns-spanned="6" office:value-type="string">
            <text:p text:style-name="P8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3">Zonage au plan de secteur</text:p>
          </table:table-cell>
          <table:table-cell table:style-name="Tableau11.B2" table:number-columns-spanned="6" office:value-type="string">
            <text:p text:style-name="P45"><office:annotation><dc:creator>sde </dc:creator><dc:date>2011-08-04T13:57:24</dc:date><text:p text:style-name="P65"><text:span text:style-name="T71">do row for folderZoneValue in self.getValuesForTemplate('folderZone')</text:span></text:p></office:annotation><draw:control text:anchor-type="as-char" draw:z-index="105" draw:style-name="gr1" draw:text-style-name="P67" svg:width="0.447cm" svg:height="0.399cm" draw:control="control106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8">L’objet de la demande est dans  : </text:p>
          </table:table-cell>
          <table:table-cell table:style-name="Tableau11.B2" table:number-columns-spanned="6" office:value-type="string">
            <text:p text:style-name="P8">le SDC <text:s text:c="2"/><text:bookmark text:name="Unknown21"/><text:s/>en zone ............................................................................................................</text:p>
            <text:p text:style-name="P8">le GRU <text:s/><text:bookmark text:name="Unknown22"/><text:s/>Centre Ancien protégé <text:s text:c="2"/><text:bookmark text:name="Unknown23"/><text:s text:c="8"/>Bâtisses en Site rural <text:s/></text:p>
            <text:p text:style-name="P8">le GCU <text:s/><text:bookmark text:name="Unknown24"/><text:s/>aire ....................................</text:p>
            <text:p text:style-name="P8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8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Avec <text:span text:style-name="T41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1"><office:annotation><dc:creator>Auteur inconnu</dc:creator><dc:date>2017-05-16T15:03:23</dc:date><text:p text:style-name="P65"><text:span text:style-name="T68">do text if not licence_helper.divergence</text:span></text:p></office:annotation><draw:control text:anchor-type="as-char" draw:z-index="126" draw:style-name="gr1" draw:text-style-name="P67" svg:width="0.447cm" svg:height="0.399cm" draw:control="control127"/><text:bookmark text:name="__Fieldmark__7369_209460382212"/><text:bookmark text:name="Unknown1012"/>EC<text:bookmark text:name="Unknown141112"/>ART <text:s/></text:p>
                  <text:p text:style-name="P62"><office:annotation><dc:creator>Auteur inconnu</dc:creator><dc:date>2017-05-16T15:02:40</dc:date><text:p text:style-name="P65"><text:span text:style-name="T68">do text if licence_helper.divergence</text:span></text:p></office:annotation><draw:control text:anchor-type="as-char" draw:z-index="127" draw:style-name="gr1" draw:text-style-name="P67" svg:width="0.447cm" svg:height="0.399cm" draw:control="control128"/><text:bookmark text:name="__Fieldmark__7369_2094603822111"/><text:bookmark text:name="Unknown10111"/>EC<text:bookmark text:name="Unknown1411111"/>ART <text:s/></text:p>
                </table:table-cell>
                <table:table-cell table:style-name="Tableau16.B1" office:value-type="string">
                  <text:p text:style-name="P61"><office:annotation><dc:creator>Auteur inconnu</dc:creator><dc:date>2017-05-16T15:03:23</dc:date><text:p text:style-name="P65"><text:span text:style-name="T68">do text if not licence_helper.derogation</text:span></text:p></office:annotation><draw:control text:anchor-type="as-char" draw:z-index="128" draw:style-name="gr1" draw:text-style-name="P67" svg:width="0.447cm" svg:height="0.399cm" draw:control="control129"/>DEROGATION</text:p>
                  <text:p text:style-name="P61"><office:annotation><dc:creator>Auteur inconnu</dc:creator><dc:date>2017-05-16T15:03:23</dc:date><text:p text:style-name="P65"><text:span text:style-name="T68">do text if <text:s/>licence_helper.derogation</text:span></text:p></office:annotation><draw:control text:anchor-type="as-char" draw:z-index="129" draw:style-name="gr1" draw:text-style-name="P67" svg:width="0.447cm" svg:height="0.399cm" draw:control="control130"/>DEROGATION</text:p>
                </table:table-cell>
              </table:table-row>
            </table:table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10">Publicité ?</text:p>
          </table:table-cell>
          <table:table-cell table:style-name="Tableau11.B11" table:number-columns-spanned="3" office:value-type="string">
            <text:p text:style-name="P18"><text:span text:style-name="T10"><office:annotation><dc:creator>Auteur inconnu</dc:creator><dc:date>2017-05-16T10:11:54</dc:date><text:p text:style-name="P65"><text:span text:style-name="T68">do </text:span><text:span text:style-name="T75">text</text:span><text:span text:style-name="T68"> if not 'Ann' in licence_helper.inquiry_type</text:span></text:p></office:annotation></text:span><text:span text:style-name="T10"><draw:control text:anchor-type="as-char" draw:z-index="104" draw:style-name="gr1" draw:text-style-name="P67" svg:width="0.447cm" svg:height="0.399cm" draw:control="control105"/></text:span><text:span text:style-name="T10"><text:s/>ANNONCE DE PROJET</text:span></text:p>
            <text:p text:style-name="P13"><text:span text:style-name="T40"><office:annotation><dc:creator>Auteur inconnu</dc:creator><dc:date>2017-05-16T10:11:54</dc:date><text:p text:style-name="P65"><text:span text:style-name="T68">do </text:span><text:span text:style-name="T75">text</text:span><text:span text:style-name="T68"> if 'Ann' in licence_helper.inquiry_type</text:span></text:p></office:annotation></text:span><text:span text:style-name="T40"><draw:control text:anchor-type="as-char" draw:z-index="103" draw:style-name="gr1" draw:text-style-name="P67" svg:width="0.447cm" svg:height="0.399cm" draw:control="control104"/></text:span><text:span text:style-name="T40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8"><text:span text:style-name="T10"><office:annotation><dc:creator>Auteur inconnu</dc:creator><dc:date>2017-05-16T10:11:54</dc:date><text:p text:style-name="P65"><text:span text:style-name="T68">do </text:span><text:span text:style-name="T75">text</text:span><text:span text:style-name="T68"> if not 'Enq' in licence_helper.inquiry_type</text:span></text:p></office:annotation></text:span><text:span text:style-name="T10"><draw:control text:anchor-type="as-char" draw:z-index="102" draw:style-name="gr1" draw:text-style-name="P67" svg:width="0.447cm" svg:height="0.399cm" draw:control="control103"/></text:span><text:span text:style-name="T10"><text:s/>ENQUETE PUBLIQUE</text:span></text:p>
            <text:p text:style-name="P13"><text:span text:style-name="T40"><office:annotation><dc:creator>Auteur inconnu</dc:creator><dc:date>2017-05-16T10:11:54</dc:date><text:p text:style-name="P65"><text:span text:style-name="T68">do </text:span><text:span text:style-name="T75">text</text:span><text:span text:style-name="T68"> if 'Enq' in licence_helper.inquiry_type</text:span></text:p></office:annotation></text:span><text:span text:style-name="T40"><draw:control text:anchor-type="as-char" draw:z-index="101" draw:style-name="gr1" draw:text-style-name="P67" svg:width="0.447cm" svg:height="0.399cm" draw:control="control102"/></text:span><text:span text:style-name="T40"><text:s/>ENQUETE PUBLIQUE</text:span></text:p>
          </table:table-cell>
          <table:covered-table-cell/>
          <table:table-cell table:style-name="Tableau11.B7" office:value-type="string">
            <text:p text:style-name="P2"><office:annotation><dc:creator>Auteur inconnu</dc:creator><dc:date>2021-03-18T13:32:40.893484835</dc:date><text:p text:style-name="P66"><text:span text:style-name="T72">do </text:span><text:span text:style-name="T73">text</text:span><text:span text:style-name="T72"> if 'Enq' in licence_helper.inquiry_type</text:span></text:p></office:annotation>du <text:text-input text:description="">tool.formatDate(licence.getLastInquiry().getInvestigationStart())</text:text-input><text:s/>au <text:text-input text:description="">tool.formatDate(licence.getLastInquiry().getInvestigationEnd())</text:text-input><text:s/>Réclamation? </text:p>
            <text:p text:style-name="P2"><office:annotation><dc:creator>Auteur inconnu</dc:creator><dc:date>2021-03-18T11:44:46.979436324</dc:date><text:p text:style-name="P66"><text:span text:style-name="T72">do </text:span><text:span text:style-name="T73">text</text:span><text:span text:style-name="T72"> if 'Ann' in licence_helper.inquiry_type</text:span></text:p></office:annotation>du <text:text-input text:description="">tool.formatDate(licence.getLastAnnouncement().getInvestigationStart())</text:text-input><text:text-input text:description=""/><text:s/>au <text:text-input text:description="">tool.formatDate(licence.getLastAnnouncement().getInvestigationEnd())</text:text-input><text:text-input text:description=""/><text:s text:c="2"/>Réclamation? </text:p>
          </table:table-cell>
        </table:table-row>
        <table:table-row table:style-name="Tableau11.7">
          <table:table-cell table:style-name="Tableau11.A2" office:value-type="string">
            <text:p text:style-name="P8">Réunion de projet préalable ?</text:p>
          </table:table-cell>
          <table:table-cell table:style-name="Tableau11.B2" table:number-columns-spanned="6" office:value-type="string">
            <text:p text:style-name="P8"><draw:control text:anchor-type="as-char" draw:z-index="73" draw:style-name="gr1" draw:text-style-name="P67" svg:width="0.447cm" svg:height="0.399cm" draw:control="control74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table:style-name="Tableau11.A2" office:value-type="string">
            <text:p text:style-name="P23">Equipement de la voirie</text:p>
            <text:p text:style-name="P23">Type de voirie : <text:span text:style-name="T44"><text:text-input text:description="">self.roadType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47"><office:annotation><dc:creator>Ngaha </dc:creator><dc:date>2015-06-16T14:05:28</dc:date><text:p text:style-name="P65"><text:span text:style-name="T68">do text if not licence_helper.roadCoating</text:span></text:p></office:annotation><draw:control text:anchor-type="as-char" draw:z-index="109" draw:style-name="gr1" draw:text-style-name="P67" svg:width="0.447cm" svg:height="0.399cm" draw:control="control110"/>revêtement en </text:p>
                  <text:p text:style-name="P47"><office:annotation><dc:creator>Ngaha </dc:creator><dc:date>2015-06-16T14:04:23</dc:date><text:p text:style-name="P65"><text:span text:style-name="T68">do text if licence_helper.roadCoating</text:span></text:p></office:annotation><draw:control text:anchor-type="as-char" draw:z-index="108" draw:style-name="gr1" draw:text-style-name="P67" svg:width="0.447cm" svg:height="0.399cm" draw:control="control109"/>revêtement en <text:text-input text:description="">self.roadCoating</text:text-input></text:p>
                </table:table-cell>
                <table:table-cell table:style-name="Tableau14.A1" office:value-type="string">
                  <text:p text:style-name="P47"><office:annotation><dc:creator>Ngaha </dc:creator><dc:date>2015-06-16T13:40:43</dc:date><text:p text:style-name="P65"><text:span text:style-name="T70">do text if not self.roadEquipments.__str__().count(u"'eau'")</text:span></text:p></office:annotation><draw:control text:anchor-type="as-char" draw:z-index="110" draw:style-name="gr1" draw:text-style-name="P67" svg:width="0.447cm" svg:height="0.399cm" draw:control="control111"/>eau</text:p>
                  <text:p text:style-name="P47"><office:annotation><dc:creator>Ngaha </dc:creator><dc:date>2015-06-16T13:41:59</dc:date><text:p text:style-name="P65"><text:span text:style-name="T68">do text if self.roadEquipments.__str__().count(u"'eau'")</text:span></text:p></office:annotation><draw:control text:anchor-type="as-char" draw:z-index="111" draw:style-name="gr1" draw:text-style-name="P67" svg:width="0.447cm" svg:height="0.399cm" draw:control="control112"/>eau</text:p>
                </table:table-cell>
                <table:table-cell table:style-name="Tableau14.A1" office:value-type="string">
                  <text:p text:style-name="P47"><office:annotation><dc:creator>Ngaha </dc:creator><dc:date>2015-06-16T14:04:05</dc:date><text:p text:style-name="P65"><text:span text:style-name="T68">do text if not self.roadEquipments.__str__().count(u"'electricite'")</text:span></text:p></office:annotation><draw:control text:anchor-type="as-char" draw:z-index="112" draw:style-name="gr1" draw:text-style-name="P67" svg:width="0.447cm" svg:height="0.399cm" draw:control="control113"/>électricité</text:p>
                  <text:p text:style-name="P47"><office:annotation><dc:creator>Ngaha </dc:creator><dc:date>2015-06-16T13:42:53</dc:date><text:p text:style-name="P65"><text:span text:style-name="T68">do text if self.roadEquipments.__str__().count(u"'electricite'")</text:span></text:p></office:annotation><draw:control text:anchor-type="as-char" draw:z-index="113" draw:style-name="gr1" draw:text-style-name="P67" svg:width="0.447cm" svg:height="0.399cm" draw:control="control114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47"><office:annotation><dc:creator>Ngaha </dc:creator><dc:date>2015-06-16T14:07:58</dc:date><text:p text:style-name="P65"><text:span text:style-name="T68">do text if not self.roadEquipments.__str__().count(u"'epuration'")</text:span></text:p></office:annotation><draw:control text:anchor-type="as-char" draw:z-index="115" draw:style-name="gr1" draw:text-style-name="P67" svg:width="0.447cm" svg:height="0.399cm" draw:control="control116"/><text:span text:style-name="T6">égout</text:span> existant relié en aval <text:s/>à une <text:span text:style-name="T6">station d'épuration</text:span> publique</text:p>
                  <text:p text:style-name="P47"><office:annotation><dc:creator>Ngaha </dc:creator><dc:date>2015-06-16T14:06:11</dc:date><text:p text:style-name="P65"><text:span text:style-name="T68">do text if self.roadEquipments.__str__().count(u"'epuration'")</text:span></text:p></office:annotation><draw:control text:anchor-type="as-char" draw:z-index="114" draw:style-name="gr1" draw:text-style-name="P67" svg:width="0.447cm" svg:height="0.399cm" draw:control="control115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47"><office:annotation><dc:creator>Ngaha </dc:creator><dc:date>2015-06-16T14:14:11</dc:date><text:p text:style-name="P65"><text:span text:style-name="T68">do text if not self.roadEquipments.__str__().count(u"'pascollecteeaux'")</text:span></text:p></office:annotation><draw:control text:anchor-type="as-char" draw:z-index="116" draw:style-name="gr1" draw:text-style-name="P67" svg:width="0.447cm" svg:height="0.399cm" draw:control="control117"/>pas d'égout</text:p>
                  <text:p text:style-name="P47"><office:annotation><dc:creator>Ngaha </dc:creator><dc:date>2015-06-16T14:13:36</dc:date><text:p text:style-name="P65"><text:span text:style-name="T68">do text if self.roadEquipments.__str__().count(u"'pascollecteeaux'")</text:span></text:p></office:annotation><draw:control text:anchor-type="as-char" draw:z-index="117" draw:style-name="gr1" draw:text-style-name="P67" svg:width="0.447cm" svg:height="0.399cm" draw:control="control118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47">Situation au PASH :</text:p>
                  <text:p text:style-name="P47"><office:annotation><dc:creator>Ngaha </dc:creator><dc:date>2016-04-14T13:45:55</dc:date><text:p text:style-name="P65"><text:span text:style-name="T68">do text if self.getPash().__str__().count('collective')</text:span></text:p></office:annotation>Assainissement collectif</text:p>
                  <text:p text:style-name="P47"><office:annotation><dc:creator>Ngaha </dc:creator><dc:date>2016-04-14T13:49:38</dc:date><text:p text:style-name="P65"><text:span text:style-name="T68">do text if self.getPash().__str__().count('transitoire')</text:span></text:p></office:annotation>Assainissement transitoire</text:p>
                  <text:p text:style-name="P47"><office:annotation><dc:creator>Ngaha </dc:creator><dc:date>2016-04-14T13:50:03</dc:date><text:p text:style-name="P65"><text:span text:style-name="T68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Application du décret « voirie » ?</text:p>
          </table:table-cell>
          <table:table-cell table:style-name="Tableau11.B2" table:number-columns-spanned="6" office:value-type="string">
            <text:p text:style-name="P8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8">Avis</text:p>
            <text:p text:style-name="P8"/>
            <text:p text:style-name="P8"/>
          </table:table-cell>
          <table:table-cell table:style-name="Tableau11.B11" office:value-type="string">
            <text:p text:style-name="P8">OBLIGATOIRES :</text:p>
          </table:table-cell>
          <table:table-cell table:style-name="Tableau11.F5" table:number-columns-spanned="5" office:value-type="string">
            <text:p text:style-name="P48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8">FACULTATIFS :</text:p>
          </table:table-cell>
          <table:table-cell table:style-name="Tableau11.F5" table:number-columns-spanned="5" office:value-type="string">
            <text:p text:style-name="P48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8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47"><office:annotation><dc:creator>Ngaha </dc:creator><dc:date>2015-06-09T11:30:15</dc:date><text:p text:style-name="P65"><text:span text:style-name="T68">do text if not 'class' in licence_helper.protectedBuilding</text:span></text:p></office:annotation><draw:control text:anchor-type="as-char" draw:z-index="119" draw:style-name="gr1" draw:text-style-name="P67" svg:width="0.447cm" svg:height="0.399cm" draw:control="control120"/>classé ou assimilé</text:p>
                  <text:p text:style-name="P47"><office:annotation><dc:creator>Ngaha </dc:creator><dc:date>2015-06-09T11:30:31</dc:date><text:p text:style-name="P65"><text:span text:style-name="T68">do text if <text:s/>'class' in licence_helper.protectedBuilding</text:span></text:p></office:annotation><draw:control text:anchor-type="as-char" draw:z-index="118" draw:style-name="gr1" draw:text-style-name="P67" svg:width="0.447cm" svg:height="0.399cm" draw:control="control119"/>classé ou assimilé</text:p>
                </table:table-cell>
                <table:table-cell table:style-name="Tableau15.A1" office:value-type="string">
                  <text:p text:style-name="P54"><office:annotation><dc:creator>Ngaha </dc:creator><dc:date>2015-06-09T11:31:08</dc:date><text:p text:style-name="P65"><text:span text:style-name="T68">do text if not 'zone de protection' in licence_helper.protectedBuilding</text:span></text:p></office:annotation><draw:control text:anchor-type="as-char" draw:z-index="121" draw:style-name="gr1" draw:text-style-name="P67" svg:width="0.447cm" svg:height="0.399cm" draw:control="control122"/>zone de protection</text:p>
                  <text:p text:style-name="P54"><office:annotation><dc:creator>Ngaha </dc:creator><dc:date>2015-06-09T11:32:40</dc:date><text:p text:style-name="P65"><text:span text:style-name="T68">do text if 'zone de protection' in licence_helper.protectedBuilding</text:span></text:p></office:annotation><draw:control text:anchor-type="as-char" draw:z-index="120" draw:style-name="gr1" draw:text-style-name="P67" svg:width="0.447cm" svg:height="0.399cm" draw:control="control121"/>zone de protection</text:p>
                </table:table-cell>
                <table:table-cell table:style-name="Tableau15.A1" office:value-type="string">
                  <text:p text:style-name="P54"><office:annotation><dc:creator>Ngaha </dc:creator><dc:date>2015-06-09T11:33:01</dc:date><text:p text:style-name="P65"><text:span text:style-name="T68">do text if not <text:s/>u"repris \xe0 l'inventaire" in licence_helper.protectedBuilding</text:span></text:p></office:annotation><draw:control text:anchor-type="as-char" draw:z-index="122" draw:style-name="gr1" draw:text-style-name="P67" svg:width="0.447cm" svg:height="0.399cm" draw:control="control123"/>repris à l'inventaire</text:p>
                  <text:p text:style-name="P54"><office:annotation><dc:creator>Ngaha </dc:creator><dc:date>2015-06-09T11:34:20</dc:date><text:p text:style-name="P65"><text:span text:style-name="T68">do text if <text:s/>u"repris \xe0 l'inventaire" in licence_helper.protectedBuilding</text:span></text:p></office:annotation><draw:control text:anchor-type="as-char" draw:z-index="123" draw:style-name="gr1" draw:text-style-name="P67" svg:width="0.447cm" svg:height="0.399cm" draw:control="control124"/>repris à l'inventaire</text:p>
                </table:table-cell>
                <table:table-cell table:style-name="Tableau15.A1" office:value-type="string">
                  <text:p text:style-name="P54"><office:annotation><dc:creator>Ngaha </dc:creator><dc:date>2015-06-09T11:34:36</dc:date><text:p text:style-name="P65"><text:span text:style-name="T68">do text if not u"\xe0 l'Atlas arch\xe9ologique" in licence_helper.protectedBuilding</text:span></text:p></office:annotation><draw:control text:anchor-type="as-char" draw:z-index="124" draw:style-name="gr1" draw:text-style-name="P67" svg:width="0.447cm" svg:height="0.399cm" draw:control="control125"/>à l'atlas archéologique</text:p>
                  <text:p text:style-name="P54"><office:annotation><dc:creator>Ngaha </dc:creator><dc:date>2015-06-09T11:35:34</dc:date><text:p text:style-name="P65"><text:span text:style-name="T68">do text if u"\xe0 l'Atlas arch\xe9ologique" in licence_helper.protectedBuilding</text:span></text:p></office:annotation><draw:control text:anchor-type="as-char" draw:z-index="125" draw:style-name="gr1" draw:text-style-name="P67" svg:width="0.447cm" svg:height="0.399cm" draw:control="control126"/>à l'atlas archéologique</text:p>
                </table:table-cell>
              </table:table-row>
            </table:table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8">Etude d’Incidence ?</text:p>
          </table:table-cell>
          <table:table-cell table:style-name="Tableau11.B2" table:number-columns-spanned="6" office:value-type="string">
            <text:p text:style-name="P35"><office:annotation><dc:creator>Ngaha </dc:creator><dc:date>2015-06-16T16:27:23</dc:date><text:p text:style-name="P65"><text:span text:style-name="T70">do text if not self.impactStudy</text:span></text:p></office:annotation><draw:control text:anchor-type="as-char" draw:z-index="107" draw:style-name="gr1" draw:text-style-name="P67" svg:width="0.447cm" svg:height="0.399cm" draw:control="control108"/>oui (ne concerne PAS la notice dévaluation préalable des incidences, toujours nécessaire)</text:p>
            <text:p text:style-name="P35"><office:annotation><dc:creator>Ngaha </dc:creator><dc:date>2015-06-16T16:30:24</dc:date><text:p text:style-name="P65"><text:span text:style-name="T68">do text if self.impactStudy</text:span></text:p></office:annotation><draw:control text:anchor-type="as-char" draw:z-index="106" draw:style-name="gr1" draw:text-style-name="P67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0">Rapport du Collège,</text:p>
          </table:table-cell>
          <table:table-cell table:style-name="Tableau11.B19" table:number-columns-spanned="6" office:value-type="string">
            <text:p text:style-name="P10"><text:bookmark text:name="Unknown54"/><draw:control text:anchor-type="as-char" draw:z-index="76" draw:style-name="gr1" draw:text-style-name="P67" svg:width="0.447cm" svg:height="0.399cm" draw:control="control77"/>favorable <text:s text:c="3"/><text:bookmark text:name="Unknown55"/><draw:control text:anchor-type="as-char" draw:z-index="75" draw:style-name="gr1" draw:text-style-name="P67" svg:width="0.447cm" svg:height="0.399cm" draw:control="control76"/>favorable conditionnel <text:s text:c="4"/><text:bookmark text:name="Unknown56"/><draw:control text:anchor-type="as-char" draw:z-index="74" draw:style-name="gr1" draw:text-style-name="P67" svg:width="0.447cm" svg:height="0.399cm" draw:control="control75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8"/>
          </table:table-cell>
          <table:table-cell table:style-name="Tableau11.B20" table:number-columns-spanned="6" office:value-type="string">
            <text:p text:style-name="P14"><text:bookmark text:name="Unknown57"/><draw:control text:anchor-type="as-char" draw:z-index="77" draw:style-name="gr1" draw:text-style-name="P67" svg:width="0.447cm" svg:height="0.399cm" draw:control="control78"/>du <text:s/>…………………… <text:s text:c="5"/><text:bookmark text:name="Unknown58"/><draw:control text:anchor-type="as-char" draw:z-index="79" draw:style-name="gr1" draw:text-style-name="P67" svg:width="0.447cm" svg:height="0.399cm" draw:control="control80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8"><text:span text:style-name="T5">Décision finale du Collège</text:span> </text:p>
          </table:table-cell>
          <table:table-cell table:style-name="Tableau11.B21" table:number-columns-spanned="6" office:value-type="string">
            <text:p text:style-name="P15"><draw:control text:anchor-type="as-char" draw:z-index="78" draw:style-name="gr1" draw:text-style-name="P67" svg:width="0.447cm" svg:height="0.399cm" draw:control="control79"/><text:s/>s’écartant de l’<text:span text:style-name="T14">avis</text:span> préalable du Fonctionnaire Délégué <text:span text:style-name="T36">(NB : interdit avec une </text:span><text:span text:style-name="T32">dérogation</text:span><text:span text:style-name="T36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3"><text:span text:style-name="T5">Envoyé le</text:span> ........................................ <text:span text:style-name="T45">(date réelle d’envoi)</text:span><text:span text:style-name="T5">, par le Collège :</text:span></text:p>
      <text:p text:style-name="P24"/>
      <text:p text:style-name="P39"><office:annotation><dc:creator>Gauthier Bastien</dc:creator><dc:date>2011-01-13T14:56:41</dc:date><text:p text:style-name="P65"><text:span text:style-name="T69">do text</text:span></text:p><text:p text:style-name="P65"><text:span text:style-name="T69">from document(at=signatures, format='odt')</text:span></text:p></office:annotation>Import depuis signatures.odt</text:p>
      <text:p text:style-name="P29"/>
      <text:p text:style-name="P29"/>
      <text:p text:style-name="P57">AMENAGEMENT DU TERRITOIRE ET URBANISME</text:p>
      <text:p text:style-name="P30">FORMULAIRE D'ENVOI D'UN DOSSIER AU FONCTIONNAIRE DELEGUE</text:p>
      <text:p text:style-name="P28"><text:span text:style-name="T64"><text:s/></text:span><text:span text:style-name="T66">par le collège de la ville de </text:span><text:span text:style-name="Police_20_par_20_défaut"><text:span text:style-name="T30"><text:text-input text:description="">tool.getCityName()</text:text-input></text:span></text:span><text:span text:style-name="T66"><text:tab/><text:tab/></text:span><text:span text:style-name="T64">Références communales : </text:span><text:span text:style-name="T64"><text:text-input text:description="">licence_helper.reference</text:text-input></text:span></text:p>
      <text:p text:style-name="P3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3"/>
          </table:table-cell>
          <table:covered-table-cell/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33"/>
          </table:table-cell>
        </table:table-row>
        <table:table-row>
          <table:table-cell table:style-name="Tableau1.A3" table:number-columns-spanned="2" office:value-type="string">
            <text:p text:style-name="P42"/>
          </table:table-cell>
          <table:covered-table-cell/>
        </table:table-row>
      </table:table>
      <text:p text:style-name="P4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1"><office:annotation><dc:creator>Ngaha </dc:creator><dc:date>2015-06-08T13:37:51</dc:date><text:p text:style-name="P65"><text:span text:style-name="T70">do text if not self.folderCategory.count('UCO')</text:span></text:p></office:annotation><draw:control text:anchor-type="as-char" draw:z-index="1" draw:style-name="gr1" draw:text-style-name="P67" svg:width="0.447cm" svg:height="0.399cm" draw:control="control2"/><text:span text:style-name="T6">DUP :</text:span> déclaration Urbanistique Préalable</text:p>
            <text:p text:style-name="P41"><office:annotation><dc:creator>Ngaha </dc:creator><dc:date>2015-06-08T13:43:27</dc:date><text:p text:style-name="P65"><text:span text:style-name="T68">do text if not self.folderCategory.count('UCO')</text:span></text:p></office:annotation><draw:control text:anchor-type="as-char" draw:z-index="16" draw:style-name="gr1" draw:text-style-name="P67" svg:width="0.447cm" svg:height="0.399cm" draw:control="control17"/><text:span text:style-name="T6">DUP :</text:span> déclaration Urbanistique Préalable</text:p>
            <text:p text:style-name="P41"><office:annotation><dc:creator>Ngaha </dc:creator><dc:date>2015-06-08T14:03:02</dc:date><text:p text:style-name="P65"><text:span text:style-name="T68">do text if not self.folderCategory.startswith('CU1')</text:span></text:p></office:annotation><draw:control text:anchor-type="as-char" draw:z-index="2" draw:style-name="gr1" draw:text-style-name="P67" svg:width="0.447cm" svg:height="0.399cm" draw:control="control3"/><text:span text:style-name="T6">CU1 :</text:span> certificat d'urbanisme n°1</text:p>
            <text:p text:style-name="P41"><office:annotation><dc:creator>Ngaha </dc:creator><dc:date>2015-06-08T14:03:42</dc:date><text:p text:style-name="P65"><text:span text:style-name="T68">do text if self.folderCategory.startswith('CU1')</text:span></text:p></office:annotation><draw:control text:anchor-type="as-char" draw:z-index="19" draw:style-name="gr1" draw:text-style-name="P67" svg:width="0.447cm" svg:height="0.399cm" draw:control="control20"/><text:span text:style-name="T6">CU1 :</text:span> certificat d'urbanisme n°1</text:p>
            <text:p text:style-name="P41"><office:annotation><dc:creator>Ngaha </dc:creator><dc:date>2015-06-08T14:04:17</dc:date><text:p text:style-name="P65"><text:span text:style-name="T68">do text if not self.folderCategory.startswith('CU2')</text:span></text:p></office:annotation><draw:control text:anchor-type="as-char" draw:z-index="3" draw:style-name="gr1" draw:text-style-name="P67" svg:width="0.447cm" svg:height="0.399cm" draw:control="control4"/><text:span text:style-name="T6">CU2 :</text:span> certificat d'urbanisme n°2</text:p>
            <text:p text:style-name="P41"><office:annotation><dc:creator>Ngaha </dc:creator><dc:date>2015-06-08T14:04:46</dc:date><text:p text:style-name="P65"><text:span text:style-name="T68">do text if self.folderCategory.startswith('CU2')</text:span></text:p></office:annotation><draw:control text:anchor-type="as-char" draw:z-index="20" draw:style-name="gr1" draw:text-style-name="P67" svg:width="0.447cm" svg:height="0.399cm" draw:control="control21"/><text:span text:style-name="T6">CU2 :</text:span> certificat d'urbanisme n°2</text:p>
            <text:p text:style-name="P41"><office:annotation><dc:creator>Ngaha </dc:creator><dc:date>2015-06-08T14:05:06</dc:date><text:p text:style-name="P65"><text:span text:style-name="T68">do text if not self.folderCategory.startswith('PU')</text:span></text:p></office:annotation><draw:control text:anchor-type="as-char" draw:z-index="4" draw:style-name="gr1" draw:text-style-name="P67" svg:width="0.447cm" svg:height="0.399cm" draw:control="control5"/><text:span text:style-name="T6">PU :</text:span> demande de permis unique</text:p>
            <text:p text:style-name="P33"><text:span text:style-name="T10"><office:annotation><dc:creator>Ngaha </dc:creator><dc:date>2015-06-08T14:05:32</dc:date><text:p text:style-name="P65"><text:span text:style-name="T68">do text if self.folderCategory.startswith('PU')</text:span></text:p></office:annotation></text:span><text:span text:style-name="T10"><draw:control text:anchor-type="as-char" draw:z-index="21" draw:style-name="gr1" draw:text-style-name="P67" svg:width="0.447cm" svg:height="0.399cm" draw:control="control22"/></text:span>PU :<text:span text:style-name="T10"> demande de permis unique</text:span></text:p>
            <text:p text:style-name="P33"><office:annotation><dc:creator>Ngaha </dc:creator><dc:date>2015-06-08T14:05:50</dc:date><text:p text:style-name="P65"><text:span text:style-name="T68">do text if not self.folderCategory.startswith('DIV')</text:span></text:p></office:annotation><draw:control text:anchor-type="as-char" draw:z-index="5" draw:style-name="gr1" draw:text-style-name="P67" svg:width="0.447cm" svg:height="0.399cm" draw:control="control6"/>DIV : <text:span text:style-name="T10">autre demande</text:span></text:p>
            <text:p text:style-name="P33"><text:span text:style-name="T10"><office:annotation><dc:creator>Ngaha </dc:creator><dc:date>2015-06-08T14:06:20</dc:date><text:p text:style-name="P65"><text:span text:style-name="T68">do text if self.folderCategory.startswith('DIV')</text:span></text:p></office:annotation></text:span><text:span text:style-name="T10"><draw:control text:anchor-type="as-char" draw:z-index="22" draw:style-name="gr1" draw:text-style-name="P67" svg:width="0.447cm" svg:height="0.399cm" draw:control="control23"/></text:span>DIV <text:span text:style-name="T10">: autre demande</text:span></text:p>
            <text:p text:style-name="P33"><office:annotation><dc:creator>Ngaha </dc:creator><dc:date>2015-06-08T14:06:37</dc:date><text:p text:style-name="P65"><text:span text:style-name="T68">do text if not self.folderCategory.startswith('UCP')</text:span></text:p></office:annotation><draw:control text:anchor-type="as-char" draw:z-index="6" draw:style-name="gr1" draw:text-style-name="P67" svg:width="0.447cm" svg:height="0.399cm" draw:control="control7"/>UCP : <text:span text:style-name="T10">permis d'urbanisme à caractère public</text:span></text:p>
            <text:p text:style-name="P33"><text:span text:style-name="T10"><office:annotation><dc:creator>Ngaha </dc:creator><dc:date>2015-06-08T14:07:42</dc:date><text:p text:style-name="P65"><text:span text:style-name="T68">do text if self.folderCategory.startswith('UCP')</text:span></text:p></office:annotation></text:span><text:span text:style-name="T10"><draw:control text:anchor-type="as-char" draw:z-index="23" draw:style-name="gr1" draw:text-style-name="P67" svg:width="0.447cm" svg:height="0.399cm" draw:control="control24"/></text:span>UCP <text:span text:style-name="T10">: permis d'urbanisme à caractère public</text:span></text:p>
            <text:p text:style-name="P33"><office:annotation><dc:creator>Ngaha </dc:creator><dc:date>2015-06-08T14:08:42</dc:date><text:p text:style-name="P65"><text:span text:style-name="T68">do text if not self.folderCategory.startswith('LCP')</text:span></text:p></office:annotation><draw:control text:anchor-type="as-char" draw:z-index="7" draw:style-name="gr1" draw:text-style-name="P67" svg:width="0.447cm" svg:height="0.399cm" draw:control="control8"/>LCP : <text:span text:style-name="T10">permis d'urbanisation caractère public</text:span></text:p>
            <text:p text:style-name="P33"><text:span text:style-name="T10"><office:annotation><dc:creator>Ngaha </dc:creator><dc:date>2015-06-08T14:08:15</dc:date><text:p text:style-name="P65"><text:span text:style-name="T68">do text if self.folderCategory.startswith('LCP')</text:span></text:p></office:annotation></text:span><text:span text:style-name="T10"><draw:control text:anchor-type="as-char" draw:z-index="24" draw:style-name="gr1" draw:text-style-name="P67" svg:width="0.447cm" svg:height="0.399cm" draw:control="control25"/></text:span>LCP <text:span text:style-name="T10">: permis d'urbanisation caractère public</text:span></text:p>
            <text:p text:style-name="P43"><text:span text:style-name="T37">PERMIS INTEGRE COMMERCIAL :</text:span> <text:s/><draw:control text:anchor-type="as-char" draw:z-index="48" draw:style-name="gr1" draw:text-style-name="P67" svg:width="0.447cm" svg:height="0.399cm" draw:control="control49"/><text:s/>PIUR : </text:p>
          </table:table-cell>
          <table:table-cell table:style-name="Tableau2.B1" office:value-type="string">
            <text:p text:style-name="P33"><text:span text:style-name="T10"><office:annotation><dc:creator>Ngaha </dc:creator><dc:date>2015-06-08T13:56:55</dc:date><text:p text:style-name="P65"><text:span text:style-name="T68">do text if not self.folderCategory.startswith('UAP')</text:span></text:p></office:annotation></text:span><text:span text:style-name="T10"><draw:control text:anchor-type="as-char" draw:z-index="17" draw:style-name="gr1" draw:text-style-name="P67" svg:width="0.447cm" svg:height="0.399cm" draw:control="control18"/></text:span>UAP <text:span text:style-name="T10">: permis d'urbanisme </text:span><text:span text:style-name="T39">hors RCU, PCA, lot</text:span><text:span text:style-name="T34">,</text:span><text:span text:style-name="T10"> avec intervention du FD</text:span></text:p>
            <text:p text:style-name="P33"><text:span text:style-name="T10"><office:annotation><dc:creator>Ngaha </dc:creator><dc:date>2015-06-08T13:57:17</dc:date><text:p text:style-name="P65"><text:span text:style-name="T68">do text if self.folderCategory.startswith('UAP')</text:span></text:p></office:annotation></text:span><text:span text:style-name="T10"><draw:control text:anchor-type="as-char" draw:z-index="18" draw:style-name="gr1" draw:text-style-name="P67" svg:width="0.447cm" svg:height="0.399cm" draw:control="control19"/></text:span>UAP <text:span text:style-name="T10">: permis d'urbanisme </text:span><text:span text:style-name="T39">hors RCU, PCA, lot</text:span><text:span text:style-name="T34">,</text:span><text:span text:style-name="T10"> avec intervention du FD</text:span></text:p>
            <text:p text:style-name="P33"><office:annotation><dc:creator>Ngaha </dc:creator><dc:date>2015-06-08T14:10:16</dc:date><text:p text:style-name="P65"><text:span text:style-name="T68">do text if not self.folderCategory.startswith('UDC ')</text:span></text:p></office:annotation><draw:control text:anchor-type="as-char" draw:z-index="8" draw:style-name="gr1" draw:text-style-name="P67" svg:width="0.447cm" svg:height="0.399cm" draw:control="control9"/>UDC :<text:span text:style-name="T10"> permis direct du Collège (vu art 107 ou dans RCU, PCA, Lotissement)</text:span></text:p>
            <text:p text:style-name="P33"><text:span text:style-name="T10"><office:annotation><dc:creator>Ngaha </dc:creator><dc:date>2015-06-08T14:09:27</dc:date><text:p text:style-name="P65"><text:span text:style-name="T68">do text if self.folderCategory.startswith('UDC ')</text:span></text:p></office:annotation></text:span><text:span text:style-name="T10"><draw:control text:anchor-type="as-char" draw:z-index="25" draw:style-name="gr1" draw:text-style-name="P67" svg:width="0.447cm" svg:height="0.399cm" draw:control="control26"/></text:span>UDC <text:span text:style-name="T10">: permis direct du Collège (vu art 107 ou dans RCU, PCA, Lotissement)</text:span></text:p>
            <text:p text:style-name="P33"><office:annotation><dc:creator>Ngaha </dc:creator><dc:date>2015-06-08T14:11:43</dc:date><text:p text:style-name="P65"><text:span text:style-name="T68">do text if not self.folderCategory.startswith('UDC/D')</text:span></text:p></office:annotation><draw:control text:anchor-type="as-char" draw:z-index="9" draw:style-name="gr1" draw:text-style-name="P67" svg:width="0.447cm" svg:height="0.399cm" draw:control="control10"/>UDC/D : <text:span text:style-name="T10">permis </text:span><text:span text:style-name="T13">avec dérogation</text:span><text:span text:style-name="T10"> dans RCU, PCA, Lotissement,</text:span></text:p>
            <text:p text:style-name="P33"><text:span text:style-name="T13"><office:annotation><dc:creator>Ngaha </dc:creator><dc:date>2015-06-08T14:11:26</dc:date><text:p text:style-name="P65"><text:span text:style-name="T68">do text if self.folderCategory.startswith('UDC/D')</text:span></text:p></office:annotation></text:span><text:span text:style-name="T13"><draw:control text:anchor-type="as-char" draw:z-index="26" draw:style-name="gr1" draw:text-style-name="P67" svg:width="0.447cm" svg:height="0.399cm" draw:control="control27"/></text:span><text:span text:style-name="T12">UDC/D</text:span><text:span text:style-name="T13"> : permis avec dérogation dans RCU, PCA, Lotissement,</text:span></text:p>
            <text:p text:style-name="P33"><office:annotation><dc:creator>Ngaha </dc:creator><dc:date>2015-06-08T14:12:50</dc:date><text:p text:style-name="P65"><text:span text:style-name="T68">do text if not self.folderCategory.startswith('LAP')</text:span></text:p></office:annotation><draw:control text:anchor-type="as-char" draw:z-index="10" draw:style-name="gr1" draw:text-style-name="P67" svg:width="0.447cm" svg:height="0.399cm" draw:control="control11"/>LAP : <text:span text:style-name="T10">permis d'urbanisation avec avis préalable du FD</text:span></text:p>
            <text:p text:style-name="P33"><text:span text:style-name="T10"><office:annotation><dc:creator>Ngaha </dc:creator><dc:date>2015-06-08T14:12:19</dc:date><text:p text:style-name="P65"><text:span text:style-name="T68">do text if self.folderCategory.startswith('LAP')</text:span></text:p></office:annotation></text:span><text:span text:style-name="T10"><draw:control text:anchor-type="as-char" draw:z-index="27" draw:style-name="gr1" draw:text-style-name="P67" svg:width="0.447cm" svg:height="0.399cm" draw:control="control28"/></text:span>LAP <text:span text:style-name="T10">: permis d'urbanisation avec avis préalable du FD</text:span></text:p>
            <text:p text:style-name="P33"><office:annotation><dc:creator>Ngaha </dc:creator><dc:date>2015-06-08T14:13:36</dc:date><text:p text:style-name="P65"><text:span text:style-name="T68">do text if not self.folderCategory.startswith('LAP/M')</text:span></text:p></office:annotation><draw:control text:anchor-type="as-char" draw:z-index="11" draw:style-name="gr1" draw:text-style-name="P67" svg:width="0.447cm" svg:height="0.399cm" draw:control="control12"/>LAP /M :<text:span text:style-name="T10"> modification du permis de lotir (= d'urbanisation) avec avis du FD</text:span></text:p>
            <text:p text:style-name="P33"><text:span text:style-name="T10"><office:annotation><dc:creator>Ngaha </dc:creator><dc:date>2015-06-08T14:13:11</dc:date><text:p text:style-name="P65"><text:span text:style-name="T68">do text if self.folderCategory.startswith('LAP/M')</text:span></text:p></office:annotation></text:span><text:span text:style-name="T10"><draw:control text:anchor-type="as-char" draw:z-index="28" draw:style-name="gr1" draw:text-style-name="P67" svg:width="0.447cm" svg:height="0.399cm" draw:control="control29"/></text:span>LAP /M<text:span text:style-name="T10"> : modification du permis de lotir (= d'urbanisation) avec avis du FD</text:span></text:p>
            <text:p text:style-name="P33"><office:annotation><dc:creator>Ngaha </dc:creator><dc:date>2015-06-08T14:14:29</dc:date><text:p text:style-name="P65"><text:span text:style-name="T68">do text if not self.folderCategory.startswith('LLDC')</text:span></text:p></office:annotation><draw:control text:anchor-type="as-char" draw:z-index="12" draw:style-name="gr1" draw:text-style-name="P67" svg:width="0.447cm" svg:height="0.399cm" draw:control="control13"/>LDC : <text:span text:style-name="T10">permis d'urbanisation dans un RUC, PCA, lotissement</text:span></text:p>
            <text:p text:style-name="P33"><text:span text:style-name="T10"><office:annotation><dc:creator>Ngaha </dc:creator><dc:date>2015-06-08T14:14:02</dc:date><text:p><text:span text:style-name="T68">do text if self.folderCategory.startswith('LLDC')</text:span></text:p></office:annotation></text:span><text:span text:style-name="T10"><draw:control text:anchor-type="as-char" draw:z-index="29" draw:style-name="gr1" draw:text-style-name="P67" svg:width="0.447cm" svg:height="0.399cm" draw:control="control30"/></text:span>LDC <text:span text:style-name="T10">: permis d'urbanisation dans un RUC, PCA, lotissement</text:span></text:p>
            <text:p text:style-name="P33"><office:annotation><dc:creator>Ngaha </dc:creator><dc:date>2015-06-08T14:15:10</dc:date><text:p text:style-name="P65"><text:span text:style-name="T68">do text if not self.folderCategory.startswith('LLDC/M')</text:span></text:p></office:annotation><draw:control text:anchor-type="as-char" draw:z-index="13" draw:style-name="gr1" draw:text-style-name="P67" svg:width="0.447cm" svg:height="0.399cm" draw:control="control14"/>LDC/M : <text:span text:style-name="T10">modification de permis de lotir ( =d'urbanisme) dans un RCU, PCA</text:span></text:p>
            <text:p text:style-name="P33"><text:span text:style-name="T10"><office:annotation><dc:creator>Ngaha </dc:creator><dc:date>2015-06-08T14:14:49</dc:date><text:p text:style-name="P65"><text:span text:style-name="T68">do text if self.folderCategory.startswith('LLDC/M')</text:span></text:p></office:annotation></text:span><text:span text:style-name="T10"><draw:control text:anchor-type="as-char" draw:z-index="30" draw:style-name="gr1" draw:text-style-name="P67" svg:width="0.447cm" svg:height="0.399cm" draw:control="control31"/></text:span>LDC/M<text:span text:style-name="T10"> : modification de permis de lotir ( =d'urbanisme) dans un RCU, PCA</text:span></text:p>
            <text:p text:style-name="P33"><text:span text:style-name="T10">d'urbanisme <text:s/></text:span><text:span text:style-name="T10"><draw:control text:anchor-type="as-char" draw:z-index="49" draw:style-name="gr1" draw:text-style-name="P67" svg:width="0.447cm" svg:height="0.399cm" draw:control="control50"/></text:span>PIEN :<text:span text:style-name="T10"> d'environnement </text:span><text:span text:style-name="T10"><draw:control text:anchor-type="as-char" draw:z-index="50" draw:style-name="gr1" draw:text-style-name="P67" svg:width="0.447cm" svg:height="0.399cm" draw:control="control51"/></text:span><text:span text:style-name="T10"><text:s/></text:span>PIUN : <text:span text:style-name="T10">Unique (=Urba. + Envir)</text:span></text:p>
          </table:table-cell>
        </table:table-row>
      </table:table>
      <text:p text:style-name="P4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3"><text:span text:style-name="T1">DEMANDEUR : </text:span><text:span text:style-name="T3">n</text:span><text:span text:style-name="T10">om, prénom</text:span></text:p>
            <text:p text:style-name="P41"><text:s text:c="28"/>Adresse</text:p>
            <text:p text:style-name="P41"><text:s text:c="28"/>Tél.</text:p>
          </table:table-cell>
          <table:table-cell table:style-name="Tableau3.B1" table:number-columns-spanned="3" office:value-type="string">
            <text:p text:style-name="P35"><text:text-input text:description="Situation des travaux">self.getApplicantsSignaletic()</text:text-input></text:p>
            <text:p text:style-name="P35"><text:text-input text:description="">self.getApplicants()[0].getAddress()</text:text-input></text:p>
            <text:p text:style-name="P38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<text:span text:style-name="T1">BIEN concerné </text:span><text:span text:style-name="T3">: </text:span><text:span text:style-name="T10">Adresse</text:span></text:p>
            <text:p text:style-name="P33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35"><text:text-input text:description="Situation des travaux">self.getWorkLocationSignaletic()</text:text-input></text:p>
            <text:p text:style-name="P35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35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41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35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4">Date de dépôt dossier <text:span text:style-name="T12">complet</text:span></text:p>
          </table:table-cell>
          <table:table-cell table:style-name="Tableau3.A2" office:value-type="string">
            <text:p text:style-name="P6"><text:span text:style-name="T38"><text:text-input text:description="">tool.formatDate(urbanEventObj.getLastDeposit().getEventDate())</text:text-input></text:span><text:span text:style-name="T38"><office:annotation><dc:creator>Auteur inconnu</dc:creator><dc:date>2017-09-08T16:45:10</dc:date><text:p text:style-name="P65"><text:span text:style-name="T74">do text if urbanEventObj.getLastDeposit()</text:span></text:p></office:annotation></text:span></text:p>
          </table:table-cell>
          <table:table-cell table:style-name="Tableau3.C5" office:value-type="string">
            <text:p text:style-name="P35"><text:span text:style-name="T6">Délai de réponse annoncé :</text:span> <text:s text:c="3"/></text:p>
          </table:table-cell>
          <table:table-cell table:style-name="Tableau3.D5" office:value-type="string">
            <text:p text:style-name="P35"><text:text-input text:description="Objet des travaux">licence_helper.annoncedDelay</text:text-input></text:p>
          </table:table-cell>
        </table:table-row>
        <table:table-row>
          <table:table-cell table:style-name="Tableau3.A2" office:value-type="string">
            <text:p text:style-name="P41">Autres dossiers connus sur le bien</text:p>
          </table:table-cell>
          <table:table-cell table:style-name="Tableau3.B8" table:number-columns-spanned="3" office:value-type="string">
            <text:p text:style-name="P35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36"><office:annotation><dc:creator>Ngaha </dc:creator><dc:date>2015-06-09T15:11:52</dc:date><text:p text:style-name="P65"><text:span text:style-name="T68">do text if not self.isInPCA</text:span></text:p></office:annotation><draw:control text:anchor-type="as-char" draw:z-index="31" draw:style-name="gr1" draw:text-style-name="P67" svg:width="0.447cm" svg:height="0.399cm" draw:control="control32"/>Un PCA de réf. : </text:p>
                  <text:p text:style-name="P36"><office:annotation><dc:creator>Ngaha </dc:creator><dc:date>2015-06-09T15:13:02</dc:date><text:p text:style-name="P65"><text:span text:style-name="T68">do text if self.isInPCA</text:span></text:p></office:annotation><draw:control text:anchor-type="as-char" draw:z-index="32" draw:style-name="gr1" draw:text-style-name="P67" svg:width="0.447cm" svg:height="0.399cm" draw:control="control33"/>Un PCA de réf. : </text:p>
                </table:table-cell>
                <table:table-cell table:style-name="Tableau6.A1" office:value-type="string">
                  <text:p text:style-name="P55"><office:annotation><dc:creator>Ngaha </dc:creator><dc:date>2015-06-09T16:08:21</dc:date><text:p text:style-name="P65"><text:span text:style-name="T68">do text</text:span></text:p><text:p text:style-name="P65"><text:span text:style-name="T68">from xhtml(self.portal_urban.decorateHTML('UrbanBody', self.pcaDetails))</text:span></text:p></office:annotation></text:p>
                </table:table-cell>
                <table:table-cell table:style-name="Tableau6.A1" office:value-type="string">
                  <text:p text:style-name="P36"><office:annotation><dc:creator>Ngaha </dc:creator><dc:date>2015-06-09T15:14:32</dc:date><text:p text:style-name="P65"><text:span text:style-name="T68">do text if not self.isInSubdivision</text:span></text:p></office:annotation><text:s/><draw:control text:anchor-type="as-char" draw:z-index="33" draw:style-name="gr1" draw:text-style-name="P67" svg:width="0.447cm" svg:height="0.399cm" draw:control="control34"/>un lotissement de réf. :</text:p>
                  <text:p text:style-name="P36"><office:annotation><dc:creator>Ngaha </dc:creator><dc:date>2015-06-09T15:15:29</dc:date><text:p text:style-name="P65"><text:span text:style-name="T68">do text if self.isInSubdivision</text:span></text:p></office:annotation><text:s/><draw:control text:anchor-type="as-char" draw:z-index="34" draw:style-name="gr1" draw:text-style-name="P67" svg:width="0.447cm" svg:height="0.399cm" draw:control="control35"/>un lotissement de réf. :</text:p>
                </table:table-cell>
                <table:table-cell table:style-name="Tableau6.A1" office:value-type="string">
                  <text:p text:style-name="P55"><office:annotation><dc:creator>Ngaha </dc:creator><dc:date>2015-06-09T16:12:51</dc:date><text:p text:style-name="P65"><text:span text:style-name="T68">do text</text:span></text:p><text:p text:style-name="P65"><text:span text:style-name="T68">from xhtml(self.portal_urban.decorateHTML('UrbanBody', self.subdivisionDetails))</text:span></text:p></office:annotation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36"><office:annotation><dc:creator>Ngaha </dc:creator><dc:date>2015-06-16T10:23:07</dc:date><text:p text:style-name="P65"><text:span text:style-name="T68">do text if not self.derogation.count(u'au Plan de secteur')</text:span></text:p></office:annotation><draw:control text:anchor-type="as-char" draw:z-index="39" draw:style-name="gr1" draw:text-style-name="P67" svg:width="0.447cm" svg:height="0.399cm" draw:control="control40"/>au plan de secteur</text:p>
                  <text:p text:style-name="P36"><office:annotation><dc:creator>Ngaha </dc:creator><dc:date>2015-06-16T10:25:27</dc:date><text:p text:style-name="P65"><text:span text:style-name="T68">do text if self.derogation.count(u'au Plan de secteur')</text:span></text:p></office:annotation><draw:control text:anchor-type="as-char" draw:z-index="40" draw:style-name="gr1" draw:text-style-name="P67" svg:width="0.447cm" svg:height="0.399cm" draw:control="control41"/>au plan de secteur</text:p>
                </table:table-cell>
                <table:table-cell table:style-name="Tableau5.A1" office:value-type="string">
                  <text:p text:style-name="P36"><office:annotation><dc:creator>Ngaha </dc:creator><dc:date>2015-06-16T10:26:21</dc:date><text:p text:style-name="P65"><text:span text:style-name="T68">do text if not self.derogation.count(u"au Plan Communal d'Am\xe9nagement")</text:span></text:p></office:annotation><draw:control text:anchor-type="as-char" draw:z-index="38" draw:style-name="gr1" draw:text-style-name="P67" svg:width="0.447cm" svg:height="0.399cm" draw:control="control39"/>au PCA.</text:p>
                  <text:p text:style-name="P36"><office:annotation><dc:creator>Ngaha </dc:creator><dc:date>2015-06-16T10:30:51</dc:date><text:p text:style-name="P65"><text:span text:style-name="T68">do text if self.derogation.count(u"au Plan Communal d'Am\xe9nagement")</text:span></text:p></office:annotation><draw:control text:anchor-type="as-char" draw:z-index="41" draw:style-name="gr1" draw:text-style-name="P67" svg:width="0.447cm" svg:height="0.399cm" draw:control="control42"/>au PCA.</text:p>
                </table:table-cell>
                <table:table-cell table:style-name="Tableau5.A1" office:value-type="string">
                  <text:p text:style-name="P36"><office:annotation><dc:creator>Ngaha </dc:creator><dc:date>2015-06-16T10:34:32</dc:date><text:p text:style-name="P65"><text:span text:style-name="T68">do text if not self.derogation.count(u"au Lotissement")</text:span></text:p></office:annotation><draw:control text:anchor-type="as-char" draw:z-index="37" draw:style-name="gr1" draw:text-style-name="P67" svg:width="0.447cm" svg:height="0.399cm" draw:control="control38"/>au lotissement</text:p>
                  <text:p text:style-name="P36"><office:annotation><dc:creator>Ngaha </dc:creator><dc:date>2015-06-16T10:35:59</dc:date><text:p text:style-name="P65"><text:span text:style-name="T68">do text if self.derogation.count(u"au Lotissement")</text:span></text:p></office:annotation><draw:control text:anchor-type="as-char" draw:z-index="42" draw:style-name="gr1" draw:text-style-name="P67" svg:width="0.447cm" svg:height="0.399cm" draw:control="control43"/>au lotissement</text:p>
                </table:table-cell>
                <table:table-cell table:style-name="Tableau5.A1" office:value-type="string">
                  <text:p text:style-name="P36"><office:annotation><dc:creator>Ngaha </dc:creator><dc:date>2015-06-16T10:37:04</dc:date><text:p text:style-name="P65"><text:span text:style-name="T68">do text if not self.derogation.count(u"au R\xe8glement Communal d'Urbanisme")</text:span></text:p></office:annotation><draw:control text:anchor-type="as-char" draw:z-index="36" draw:style-name="gr1" draw:text-style-name="P67" svg:width="0.447cm" svg:height="0.399cm" draw:control="control37"/>au RCU</text:p>
                  <text:p text:style-name="P36"><office:annotation><dc:creator>Ngaha </dc:creator><dc:date>2015-06-16T10:37:48</dc:date><text:p text:style-name="P65"><text:span text:style-name="T68">do text if self.derogation.count(u"au R\xe8glement Communal d'Urbanisme")</text:span></text:p></office:annotation><draw:control text:anchor-type="as-char" draw:z-index="43" draw:style-name="gr1" draw:text-style-name="P67" svg:width="0.447cm" svg:height="0.399cm" draw:control="control44"/>au RCU </text:p>
                </table:table-cell>
                <table:table-cell table:style-name="Tableau5.A1" office:value-type="string">
                  <text:p text:style-name="P36"><office:annotation><dc:creator>Ngaha </dc:creator><dc:date>2015-06-16T10:33:04</dc:date><text:p text:style-name="P65"><text:span text:style-name="T68">do text if not self.derogation.count(u"au R\xe8glement R\xe9gional d'Urbanisme")</text:span></text:p></office:annotation><text:s/><draw:control text:anchor-type="as-char" draw:z-index="35" draw:style-name="gr1" draw:text-style-name="P67" svg:width="0.447cm" svg:height="0.399cm" draw:control="control36"/>au règl. rég. d'urb.</text:p>
                  <text:p text:style-name="P36"><office:annotation><dc:creator>Ngaha </dc:creator><dc:date>2015-06-16T10:33:44</dc:date><text:p text:style-name="P65"><text:span text:style-name="T68">do text if self.derogation.count(u"au R\xe8glement R\xe9gional d'Urbanisme")</text:span></text:p></office:annotation><text:s/><draw:control text:anchor-type="as-char" draw:z-index="44" draw:style-name="gr1" draw:text-style-name="P67" svg:width="0.447cm" svg:height="0.399cm" draw:control="control45"/>au règl. rég. d'urb.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Publicité - enquête</text:p>
          </table:table-cell>
          <table:table-cell table:style-name="Tableau3.B2" table:number-columns-spanned="3" office:value-type="string">
            <text:p text:style-name="P35"><office:annotation><dc:creator>Ngaha </dc:creator><dc:date>2015-06-08T15:34:10</dc:date><text:p text:style-name="P66"><text:span text:style-name="T72">do </text:span><text:span text:style-name="T73">text</text:span><text:span text:style-name="T72"> if not 'Enq' in licence_helper.inquiry_type</text:span></text:p></office:annotation><text:s/><draw:control text:anchor-type="as-char" draw:z-index="130" draw:style-name="gr1" draw:text-style-name="P67" svg:width="0.447cm" svg:height="0.399cm" draw:control="control131"/>oui <text:s/><draw:control text:anchor-type="as-char" draw:z-index="131" draw:style-name="gr1" draw:text-style-name="P67" svg:width="0.447cm" svg:height="0.399cm" draw:control="control132"/>du <text:s text:c="14"/>au <text:s text:c="14"/>Réclamation ? <text:s/><draw:control text:anchor-type="as-char" draw:z-index="132" draw:style-name="gr1" draw:text-style-name="P67" svg:width="0.447cm" svg:height="0.399cm" draw:control="control133"/></text:p>
            <text:p text:style-name="P35"><office:annotation><dc:creator>Ngaha </dc:creator><dc:date>2015-06-08T15:32:55</dc:date><text:p text:style-name="P65"><text:span text:style-name="T72">do </text:span><text:span text:style-name="T73">text</text:span><text:span text:style-name="T72"> if 'Enq' in licence_helper.inquiry_type</text:span></text:p></office:annotation><text:s/><draw:control text:anchor-type="as-char" draw:z-index="133" draw:style-name="gr1" draw:text-style-name="P67" svg:width="0.447cm" svg:height="0.399cm" draw:control="control134"/>oui <text:s/><draw:control text:anchor-type="as-char" draw:z-index="134" draw:style-name="gr1" draw:text-style-name="P67" svg:width="0.447cm" svg:height="0.399cm" draw:control="control135"/>du <text:text-input text:description="">tool.formatDate(licence_helper.context.getLastInquiry().investigationStart())</text:text-input><text:s/>au <text:text-input text:description="">tool.formatDate(licence_helper.context.getLastInquiry().investigationEnd())</text:text-input><text:s/>Réclamation ? <text:s/><draw:control text:anchor-type="as-char" draw:z-index="135" draw:style-name="gr1" draw:text-style-name="P67" svg:width="0.447cm" svg:height="0.399cm" draw:control="control136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36"><office:annotation><dc:creator>Ngaha </dc:creator><dc:date>2015-06-16T11:25:37</dc:date><text:p text:style-name="P65"><text:span text:style-name="T68">do text if self.roadAdaptation.count(u"Non")</text:span></text:p></office:annotation><draw:control text:anchor-type="as-char" draw:z-index="45" draw:style-name="gr1" draw:text-style-name="P67" svg:width="0.447cm" svg:height="0.399cm" draw:control="control46"/>oui</text:p>
                  <text:p text:style-name="P36"><office:annotation><dc:creator>Ngaha </dc:creator><dc:date>2015-06-16T11:28:48</dc:date><text:p text:style-name="P65"><text:span text:style-name="T68">do text if self.roadAdaptation.count(u"Oui")</text:span></text:p></office:annotation><draw:control text:anchor-type="as-char" draw:z-index="46" draw:style-name="gr1" draw:text-style-name="P67" svg:width="0.447cm" svg:height="0.399cm" draw:control="control47"/>oui</text:p>
                  <text:p text:style-name="P36"><text:span text:style-name="T6">Type de voirie </text:span>: <text:text-input text:description="">self.roadType</text:text-input><office:annotation><dc:creator>Ngaha </dc:creator><dc:date>2015-06-16T11:43:17</dc:date><text:p text:style-name="P65"><text:span text:style-name="T68">do text if not self.roadType.count(u"Provinciale")</text:span></text:p></office:annotation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4">Équipement de la voirie</text:p>
            <text:p text:style-name="P44"><text:s text:c="39"/><text:span text:style-name="T33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36"/>
                </table:table-cell>
                <table:table-cell table:style-name="Tableau8.A1" office:value-type="string">
                  <text:p text:style-name="P36"/>
                </table:table-cell>
                <table:table-cell table:style-name="Tableau8.A1" office:value-type="string">
                  <text:p text:style-name="P36"/>
                </table:table-cell>
              </table:table-row>
              <table:table-row>
                <table:table-cell table:style-name="Tableau8.A1" table:number-columns-spanned="2" office:value-type="string">
                  <text:p text:style-name="P36"/>
                </table:table-cell>
                <table:covered-table-cell/>
                <table:table-cell table:style-name="Tableau8.A1" office:value-type="string">
                  <text:p text:style-name="P36"/>
                </table:table-cell>
              </table:table-row>
              <table:table-row>
                <table:table-cell table:style-name="Tableau8.A1" table:number-columns-spanned="3" office:value-type="string">
                  <text:p text:style-name="P36"/>
                </table:table-cell>
                <table:covered-table-cell/>
                <table:covered-table-cell/>
              </table:table-row>
            </table:table>
            <text:p text:style-name="P35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41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51"><text:text-input text:description="Bien-Parcelles">self.solicitOpinionsTo</text:text-input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4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35"><office:annotation><dc:creator>sde </dc:creator><dc:date>2011-08-04T13:57:24</dc:date><text:p text:style-name="P65"><text:span text:style-name="T71">do row for folderZoneValue in self.getValuesForTemplate('folderZone')</text:span></text:p></office:annotation><draw:control text:anchor-type="as-char" draw:z-index="0" draw:style-name="gr1" draw:text-style-name="P67" svg:width="0.447cm" svg:height="0.399cm" draw:control="control1"/></text:p>
                </table:table-cell>
                <table:table-cell table:style-name="Tableau12.A1" office:value-type="string">
                  <text:p text:style-name="P35"><text:text-input text:description="Bien-Parcelles">folderZoneValue</text:text-input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ext:soft-page-break/>
        <table:table-row table:style-name="Tableau3.14">
          <table:table-cell table:style-name="Tableau3.A2" office:value-type="string">
            <text:p text:style-name="P41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36"/>
                </table:table-cell>
                <table:table-cell table:style-name="Tableau4.A1" office:value-type="string">
                  <text:p text:style-name="P55"/>
                </table:table-cell>
                <table:table-cell table:style-name="Tableau4.A1" office:value-type="string">
                  <text:p text:style-name="P55"/>
                </table:table-cell>
                <table:table-cell table:style-name="Tableau4.A1" office:value-type="string">
                  <text:p text:style-name="P55"/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41">Etude d'incidence ?</text:p>
          </table:table-cell>
          <table:table-cell table:style-name="Tableau3.B2" table:number-columns-spanned="3" office:value-type="string">
            <text:p text:style-name="P35"><office:annotation><dc:creator>Ngaha </dc:creator><dc:date>2015-06-16T16:27:23</dc:date><text:p text:style-name="P65"><text:span text:style-name="T70">do text if not self.impactStudy</text:span></text:p></office:annotation><draw:control text:anchor-type="as-char" draw:z-index="14" draw:style-name="gr1" draw:text-style-name="P67" svg:width="0.447cm" svg:height="0.399cm" draw:control="control15"/>oui (ne concerne PAS la notice dévaluation préalable des incidences, toujours nécessaire)</text:p>
            <text:p text:style-name="P35"><office:annotation><dc:creator>Ngaha </dc:creator><dc:date>2015-06-16T16:30:24</dc:date><text:p text:style-name="P65"><text:span text:style-name="T68">do text if self.impactStudy</text:span></text:p></office:annotation><draw:control text:anchor-type="as-char" draw:z-index="47" draw:style-name="gr1" draw:text-style-name="P67" svg:width="0.447cm" svg:height="0.399cm" draw:control="control48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3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35"/>
            <text:p text:style-name="P35"/>
            <text:p text:style-name="P35"/>
            <text:p text:style-name="P37">(suite au verso : <draw:control text:anchor-type="as-char" draw:z-index="51" draw:style-name="gr1" draw:text-style-name="P67" svg:width="0.447cm" svg:height="0.399cm" draw:control="control52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41">Annexes jointes</text:p>
          </table:table-cell>
          <table:table-cell table:style-name="Tableau3.B17" table:number-columns-spanned="3" office:value-type="string">
            <text:p text:style-name="P36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3">Décision finale du collège</text:p>
          </table:table-cell>
          <table:table-cell table:style-name="Tableau3.B18" table:number-columns-spanned="3" office:value-type="string">
            <text:p text:style-name="P52"><draw:control text:anchor-type="as-char" draw:z-index="15" draw:style-name="gr1" draw:text-style-name="P67" svg:width="0.447cm" svg:height="0.399cm" draw:control="control16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50"/>
      <text:p text:style-name="P32"><text:span text:style-name="Police_20_par_20_défaut"><text:span text:style-name="T31"><text:text-input text:description="">tool.getCityName()</text:text-input></text:span></text:span><text:span text:style-name="T64">, le</text:span></text:p>
      <text:p text:style-name="P40"><text:tab/><text:tab/><office:annotation><dc:creator>Gauthier Bastien</dc:creator><dc:date>2011-01-13T14:56:41</dc:date><text:p text:style-name="P65"><text:span text:style-name="T69">do text</text:span></text:p><text:p text:style-name="P65"><text:span text:style-name="T69">from document(at=signatures, format='odt')</text:span></text:p></office:annotation>Import depuis signatures.odt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3-18T13:39:50.797253605</dc:date>
    <meta:editing-duration>P3DT16H38M33S</meta:editing-duration>
    <meta:editing-cycles>678</meta:editing-cycles>
    <meta:generator>LibreOffice/6.4.6.2$Linux_X86_64 LibreOffice_project/40$Build-2</meta:generator>
    <meta:document-statistic meta:table-count="16" meta:image-count="0" meta:object-count="0" meta:page-count="4" meta:paragraph-count="229" meta:word-count="1237" meta:character-count="8811" meta:non-whitespace-character-count="7450"/>
  </office:meta>
</office:document-meta>
</file>